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9.878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4.283cm"/>
    </style:style>
    <style:style style:name="co14" style:family="table-column">
      <style:table-column-properties fo:break-before="auto" style:column-width="3.39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_method_benchmark_XPS_more_rows" table:style-name="ta1">
        <table:shapes>
          <draw:frame draw:z-index="0" draw:style-name="gr1" draw:text-style-name="P1" svg:width="43.827cm" svg:height="22.772cm" svg:x="9.975cm" svg:y="46.937cm">
            <draw:object draw:notify-on-update-of-ranges="main_method_benchmark_XPS_more_rows.G1:main_method_benchmark_XPS_more_rows.G1 main_method_benchmark_XPS_more_rows.G2:main_method_benchmark_XPS_more_rows.G103 main_method_benchmark_XPS_more_rows.H1:main_method_benchmark_XPS_more_rows.H1 main_method_benchmark_XPS_more_rows.H2:main_method_benchmark_XPS_more_rows.H103 main_method_benchmark_XPS_more_rows.I1:main_method_benchmark_XPS_more_rows.I1 main_method_benchmark_XPS_more_rows.I2:main_method_benchmark_XPS_more_rows.I103 main_method_benchmark_XPS_more_rows.J1:main_method_benchmark_XPS_more_rows.J1 main_method_benchmark_XPS_more_rows.J2:main_method_benchmark_XPS_more_rows.J103 main_method_benchmark_XPS_more_rows.K1:main_method_benchmark_XPS_more_rows.K1 main_method_benchmark_XPS_more_rows.K2:main_method_benchmark_XPS_more_rows.K103 main_method_benchmark_XPS_more_rows.L1:main_method_benchmark_XPS_more_rows.L1 main_method_benchmark_XPS_more_rows.L2:main_method_benchmark_XPS_more_rows.L103 main_method_benchmark_XPS_more_rows.M1:main_method_benchmark_XPS_more_rows.M1 main_method_benchmark_XPS_more_rows.M2:main_method_benchmark_XPS_more_rows.M103 main_method_benchmark_XPS_more_rows.N1:main_method_benchmark_XPS_more_rows.N1 main_method_benchmark_XPS_more_rows.N2:main_method_benchmark_XPS_more_rows.N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ResultSummarised</text:p>
          </table:table-cell>
          <table:table-cell table:style-name="Default" office:value-type="string" calcext:value-type="string">
            <text:p>DatasetID</text:p>
          </table:table-cell>
          <table:table-cell office:value-type="string" calcext:value-type="string">
            <text:p>Planning-Time</text:p>
          </table:table-cell>
          <table:table-cell office:value-type="string" calcext:value-type="string">
            <text:p>Codegen-Time</text:p>
          </table:table-cell>
          <table:table-cell office:value-type="string" calcext:value-type="string">
            <text:p>Compilation-Time</text:p>
          </table:table-cell>
          <table:table-cell office:value-type="string" calcext:value-type="string">
            <text:p>Execution-Time</text:p>
          </table:table-cell>
          <table:table-cell office:value-type="string" calcext:value-type="string">
            <text:p>Remaining Overhead</text:p>
          </table:table-cell>
          <table:table-cell table:style-name="Default" office:value-type="string" calcext:value-type="string">
            <text:p>DuckDB Execution Time</text:p>
          </table:table-cell>
          <table:table-cell office:value-type="string" calcext:value-type="string">
            <text:p>DuckDB Overhead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-non-vectorised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96.2" calcext:value-type="float">
            <text:p>96.2</text:p>
          </table:table-cell>
          <table:table-cell table:style-name="ce2" office:value-type="float" office:value="39" calcext:value-type="float">
            <text:p>39.0</text:p>
          </table:table-cell>
          <table:table-cell table:style-name="ce2" office:value-type="float" office:value="128.6" calcext:value-type="float">
            <text:p>128.6</text:p>
          </table:table-cell>
          <table:table-cell table:style-name="ce2" office:value-type="float" office:value="97" calcext:value-type="float">
            <text:p>9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-vectorised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93.7" calcext:value-type="float">
            <text:p>93.7</text:p>
          </table:table-cell>
          <table:table-cell table:style-name="ce2" office:value-type="float" office:value="39.9" calcext:value-type="float">
            <text:p>39.9</text:p>
          </table:table-cell>
          <table:table-cell table:style-name="ce2" office:value-type="float" office:value="113.4" calcext:value-type="float">
            <text:p>113.4</text:p>
          </table:table-cell>
          <table:table-cell table:style-name="ce2" office:value-type="float" office:value="97.6" calcext:value-type="float">
            <text:p>9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-duckdb</text:p>
          </table:table-cell>
          <table:table-cell table:number-columns-repeated="5"/>
          <table:table-cell office:value-type="float" office:value="70.4" calcext:value-type="float">
            <text:p>70.4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0-non-vectorised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100.9" calcext:value-type="float">
            <text:p>100.9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770.1" calcext:value-type="float">
            <text:p>770.1</text:p>
          </table:table-cell>
          <table:table-cell table:style-name="ce2" office:value-type="float" office:value="97.1" calcext:value-type="float">
            <text:p>9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0-vectorised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97.6" calcext:value-type="float">
            <text:p>97.6</text:p>
          </table:table-cell>
          <table:table-cell table:style-name="ce2" office:value-type="float" office:value="39.4" calcext:value-type="float">
            <text:p>39.4</text:p>
          </table:table-cell>
          <table:table-cell table:style-name="ce2" office:value-type="float" office:value="576.1" calcext:value-type="float">
            <text:p>576.1</text:p>
          </table:table-cell>
          <table:table-cell table:style-name="ce2" office:value-type="float" office:value="95.5999999999999" calcext:value-type="float">
            <text:p>9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0-duckdb</text:p>
          </table:table-cell>
          <table:table-cell table:number-columns-repeated="5"/>
          <table:table-cell office:value-type="float" office:value="68.9" calcext:value-type="float">
            <text:p>68.9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20-non-vectorised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103.6" calcext:value-type="float">
            <text:p>103.6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1428.2" calcext:value-type="float">
            <text:p>1428.2</text:p>
          </table:table-cell>
          <table:table-cell table:style-name="ce2" office:value-type="float" office:value="94.9000000000001" calcext:value-type="float">
            <text:p>94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20-vectorised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100.5" calcext:value-type="float">
            <text:p>100.5</text:p>
          </table:table-cell>
          <table:table-cell table:style-name="ce2" office:value-type="float" office:value="39.2" calcext:value-type="float">
            <text:p>39.2</text:p>
          </table:table-cell>
          <table:table-cell table:style-name="ce2" office:value-type="float" office:value="976" calcext:value-type="float">
            <text:p>976.0</text:p>
          </table:table-cell>
          <table:table-cell table:style-name="ce2" office:value-type="float" office:value="95.5999999999999" calcext:value-type="float">
            <text:p>9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20-duckdb</text:p>
          </table:table-cell>
          <table:table-cell table:number-columns-repeated="5"/>
          <table:table-cell office:value-type="float" office:value="70" calcext:value-type="float">
            <text:p>70.0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-non-vectorised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95.7" calcext:value-type="float">
            <text:p>95.7</text:p>
          </table:table-cell>
          <table:table-cell table:style-name="ce2" office:value-type="float" office:value="38.9" calcext:value-type="float">
            <text:p>38.9</text:p>
          </table:table-cell>
          <table:table-cell table:style-name="ce2" office:value-type="float" office:value="119.1" calcext:value-type="float">
            <text:p>119.1</text:p>
          </table:table-cell>
          <table:table-cell table:style-name="ce2" office:value-type="float" office:value="103.8" calcext:value-type="float">
            <text:p>10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-vectorised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94.2" calcext:value-type="float">
            <text:p>94.2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111.2" calcext:value-type="float">
            <text:p>111.2</text:p>
          </table:table-cell>
          <table:table-cell table:style-name="ce2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-duckdb</text:p>
          </table:table-cell>
          <table:table-cell table:number-columns-repeated="5"/>
          <table:table-cell office:value-type="float" office:value="698.4" calcext:value-type="float">
            <text:p>698.4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0-non-vectorised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99.4" calcext:value-type="float">
            <text:p>99.4</text:p>
          </table:table-cell>
          <table:table-cell table:style-name="ce2" office:value-type="float" office:value="39.2" calcext:value-type="float">
            <text:p>39.2</text:p>
          </table:table-cell>
          <table:table-cell table:style-name="ce2" office:value-type="float" office:value="931.4" calcext:value-type="float">
            <text:p>931.4</text:p>
          </table:table-cell>
          <table:table-cell table:style-name="ce2" office:value-type="float" office:value="94.8999999999999" calcext:value-type="float">
            <text:p>94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0-vectorised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98.6" calcext:value-type="float">
            <text:p>98.6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565.8" calcext:value-type="float">
            <text:p>565.8</text:p>
          </table:table-cell>
          <table:table-cell table:style-name="ce2" office:value-type="float" office:value="97.7000000000001" calcext:value-type="float">
            <text:p>9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0-duckdb</text:p>
          </table:table-cell>
          <table:table-cell table:number-columns-repeated="5"/>
          <table:table-cell office:value-type="float" office:value="680.7" calcext:value-type="float">
            <text:p>680.7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20-non-vectorised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102.8" calcext:value-type="float">
            <text:p>102.8</text:p>
          </table:table-cell>
          <table:table-cell table:style-name="ce2" office:value-type="float" office:value="39.2" calcext:value-type="float">
            <text:p>39.2</text:p>
          </table:table-cell>
          <table:table-cell table:style-name="ce2" office:value-type="float" office:value="1633.8" calcext:value-type="float">
            <text:p>1633.8</text:p>
          </table:table-cell>
          <table:table-cell table:style-name="ce2" office:value-type="float" office:value="97.4000000000001" calcext:value-type="float">
            <text:p>97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20-vectorised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101.2" calcext:value-type="float">
            <text:p>101.2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1073.8" calcext:value-type="float">
            <text:p>1073.8</text:p>
          </table:table-cell>
          <table:table-cell table:style-name="ce2" office:value-type="float" office:value="98.8000000000002" calcext:value-type="float">
            <text:p>9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20-duckdb</text:p>
          </table:table-cell>
          <table:table-cell table:number-columns-repeated="5"/>
          <table:table-cell office:value-type="float" office:value="687" calcext:value-type="float">
            <text:p>687.0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-non-vectorised</text:p>
          </table:table-cell>
          <table:table-cell table:style-name="ce2" office:value-type="float" office:value="22" calcext:value-type="float">
            <text:p>22.0</text:p>
          </table:table-cell>
          <table:table-cell table:style-name="ce2" office:value-type="float" office:value="95" calcext:value-type="float">
            <text:p>95.0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133.4" calcext:value-type="float">
            <text:p>133.4</text:p>
          </table:table-cell>
          <table:table-cell table:style-name="ce2" office:value-type="float" office:value="96.6" calcext:value-type="float">
            <text:p>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-vectorised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94.2" calcext:value-type="float">
            <text:p>94.2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128.4" calcext:value-type="float">
            <text:p>128.4</text:p>
          </table:table-cell>
          <table:table-cell table:style-name="ce2" office:value-type="float" office:value="94.3" calcext:value-type="float">
            <text:p>9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-duckdb</text:p>
          </table:table-cell>
          <table:table-cell table:number-columns-repeated="5"/>
          <table:table-cell office:value-type="float" office:value="1395.7" calcext:value-type="float">
            <text:p>1395.7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0-non-vectorised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99.3" calcext:value-type="float">
            <text:p>99.3</text:p>
          </table:table-cell>
          <table:table-cell table:style-name="ce2" office:value-type="float" office:value="39" calcext:value-type="float">
            <text:p>39.0</text:p>
          </table:table-cell>
          <table:table-cell table:style-name="ce2" office:value-type="float" office:value="1110.6" calcext:value-type="float">
            <text:p>1110.6</text:p>
          </table:table-cell>
          <table:table-cell table:style-name="ce2" office:value-type="float" office:value="94.8000000000002" calcext:value-type="float">
            <text:p>9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0-vectorised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98.7" calcext:value-type="float">
            <text:p>98.7</text:p>
          </table:table-cell>
          <table:table-cell table:style-name="ce2" office:value-type="float" office:value="39.9" calcext:value-type="float">
            <text:p>39.9</text:p>
          </table:table-cell>
          <table:table-cell table:style-name="ce2" office:value-type="float" office:value="862.6" calcext:value-type="float">
            <text:p>862.6</text:p>
          </table:table-cell>
          <table:table-cell table:style-name="ce2" office:value-type="float" office:value="94.4000000000001" calcext:value-type="float">
            <text:p>9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0-duckdb</text:p>
          </table:table-cell>
          <table:table-cell table:number-columns-repeated="5"/>
          <table:table-cell office:value-type="float" office:value="1431.6" calcext:value-type="float">
            <text:p>1431.6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20-non-vectorised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104.3" calcext:value-type="float">
            <text:p>104.3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1977.7" calcext:value-type="float">
            <text:p>1977.7</text:p>
          </table:table-cell>
          <table:table-cell table:style-name="ce2" office:value-type="float" office:value="96.9000000000001" calcext:value-type="float">
            <text:p>96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20-vectorised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100.9" calcext:value-type="float">
            <text:p>100.9</text:p>
          </table:table-cell>
          <table:table-cell table:style-name="ce2" office:value-type="float" office:value="39.4" calcext:value-type="float">
            <text:p>39.4</text:p>
          </table:table-cell>
          <table:table-cell table:style-name="ce2" office:value-type="float" office:value="1678.1" calcext:value-type="float">
            <text:p>1678.1</text:p>
          </table:table-cell>
          <table:table-cell table:style-name="ce2" office:value-type="float" office:value="96.9000000000001" calcext:value-type="float">
            <text:p>96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20-duckdb</text:p>
          </table:table-cell>
          <table:table-cell table:number-columns-repeated="5"/>
          <table:table-cell office:value-type="float" office:value="1403.1" calcext:value-type="float">
            <text:p>1403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-non-vectorised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96.4" calcext:value-type="float">
            <text:p>96.4</text:p>
          </table:table-cell>
          <table:table-cell table:style-name="ce2" office:value-type="float" office:value="53" calcext:value-type="float">
            <text:p>53.0</text:p>
          </table:table-cell>
          <table:table-cell table:style-name="ce2" office:value-type="float" office:value="214.1" calcext:value-type="float">
            <text:p>214.1</text:p>
          </table:table-cell>
          <table:table-cell table:style-name="ce2" office:value-type="float" office:value="112.3" calcext:value-type="float">
            <text:p>11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-vectorised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95.9" calcext:value-type="float">
            <text:p>95.9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211.2" calcext:value-type="float">
            <text:p>211.2</text:p>
          </table:table-cell>
          <table:table-cell table:style-name="ce2" office:value-type="float" office:value="104.9" calcext:value-type="float">
            <text:p>104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-duckdb</text:p>
          </table:table-cell>
          <table:table-cell table:number-columns-repeated="5"/>
          <table:table-cell office:value-type="float" office:value="438.3" calcext:value-type="float">
            <text:p>438.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0-non-vectorised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102.8" calcext:value-type="float">
            <text:p>102.8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1695.3" calcext:value-type="float">
            <text:p>1695.3</text:p>
          </table:table-cell>
          <table:table-cell table:style-name="ce2" office:value-type="float" office:value="97.8" calcext:value-type="float">
            <text:p>9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0-vectorised</text:p>
          </table:table-cell>
          <table:table-cell table:style-name="ce2" office:value-type="float" office:value="21" calcext:value-type="float">
            <text:p>21.0</text:p>
          </table:table-cell>
          <table:table-cell table:style-name="ce2" office:value-type="float" office:value="99.6" calcext:value-type="float">
            <text:p>99.6</text:p>
          </table:table-cell>
          <table:table-cell table:style-name="ce2" office:value-type="float" office:value="55.5" calcext:value-type="float">
            <text:p>55.5</text:p>
          </table:table-cell>
          <table:table-cell table:style-name="ce2" office:value-type="float" office:value="1705.8" calcext:value-type="float">
            <text:p>1705.8</text:p>
          </table:table-cell>
          <table:table-cell table:style-name="ce2" office:value-type="float" office:value="96.7000000000001" calcext:value-type="float">
            <text:p>9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0-duckdb</text:p>
          </table:table-cell>
          <table:table-cell table:number-columns-repeated="5"/>
          <table:table-cell office:value-type="float" office:value="4364.6" calcext:value-type="float">
            <text:p>4364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20-non-vectorised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103.2" calcext:value-type="float">
            <text:p>103.2</text:p>
          </table:table-cell>
          <table:table-cell table:style-name="ce2" office:value-type="float" office:value="53.1" calcext:value-type="float">
            <text:p>53.1</text:p>
          </table:table-cell>
          <table:table-cell table:style-name="ce2" office:value-type="float" office:value="3459.9" calcext:value-type="float">
            <text:p>3459.9</text:p>
          </table:table-cell>
          <table:table-cell table:style-name="ce2" office:value-type="float" office:value="96.5999999999999" calcext:value-type="float">
            <text:p>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20-vectorised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103.3" calcext:value-type="float">
            <text:p>103.3</text:p>
          </table:table-cell>
          <table:table-cell table:style-name="ce2" office:value-type="float" office:value="56.4" calcext:value-type="float">
            <text:p>56.4</text:p>
          </table:table-cell>
          <table:table-cell table:style-name="ce2" office:value-type="float" office:value="3364.4" calcext:value-type="float">
            <text:p>3364.4</text:p>
          </table:table-cell>
          <table:table-cell table:style-name="ce2" office:value-type="float" office:value="99.7999999999997" calcext:value-type="float">
            <text:p>99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20-duckdb</text:p>
          </table:table-cell>
          <table:table-cell table:number-columns-repeated="5"/>
          <table:table-cell office:value-type="float" office:value="9696.4" calcext:value-type="float">
            <text:p>9696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-non-vectorised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97.3" calcext:value-type="float">
            <text:p>97.3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415.6" calcext:value-type="float">
            <text:p>415.6</text:p>
          </table:table-cell>
          <table:table-cell table:style-name="ce2" office:value-type="float" office:value="108.9" calcext:value-type="float">
            <text:p>1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-vectorised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96.5" calcext:value-type="float">
            <text:p>96.5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447.8" calcext:value-type="float">
            <text:p>447.8</text:p>
          </table:table-cell>
          <table:table-cell table:style-name="ce2" office:value-type="float" office:value="107.8" calcext:value-type="float">
            <text:p>10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-duckdb</text:p>
          </table:table-cell>
          <table:table-cell table:number-columns-repeated="5"/>
          <table:table-cell office:value-type="float" office:value="440" calcext:value-type="float">
            <text:p>440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0-non-vectorised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100.7" calcext:value-type="float">
            <text:p>100.7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3687.4" calcext:value-type="float">
            <text:p>3687.4</text:p>
          </table:table-cell>
          <table:table-cell table:style-name="ce2" office:value-type="float" office:value="97.7999999999997" calcext:value-type="float">
            <text:p>9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0-vectorised</text:p>
          </table:table-cell>
          <table:table-cell table:style-name="ce2" office:value-type="float" office:value="21" calcext:value-type="float">
            <text:p>21.0</text:p>
          </table:table-cell>
          <table:table-cell table:style-name="ce2" office:value-type="float" office:value="100.8" calcext:value-type="float">
            <text:p>100.8</text:p>
          </table:table-cell>
          <table:table-cell table:style-name="ce2" office:value-type="float" office:value="56.1" calcext:value-type="float">
            <text:p>56.1</text:p>
          </table:table-cell>
          <table:table-cell table:style-name="ce2" office:value-type="float" office:value="4058.1" calcext:value-type="float">
            <text:p>4058.1</text:p>
          </table:table-cell>
          <table:table-cell table:style-name="ce2" office:value-type="float" office:value="95.8999999999996" calcext:value-type="float">
            <text:p>95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0-duckdb</text:p>
          </table:table-cell>
          <table:table-cell table:number-columns-repeated="5"/>
          <table:table-cell office:value-type="float" office:value="4339.6" calcext:value-type="float">
            <text:p>4339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20-non-vectorised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103.4" calcext:value-type="float">
            <text:p>103.4</text:p>
          </table:table-cell>
          <table:table-cell table:style-name="ce2" office:value-type="float" office:value="53.2" calcext:value-type="float">
            <text:p>53.2</text:p>
          </table:table-cell>
          <table:table-cell table:style-name="ce2" office:value-type="float" office:value="9183.3" calcext:value-type="float">
            <text:p>9183.3</text:p>
          </table:table-cell>
          <table:table-cell table:style-name="ce2" office:value-type="float" office:value="98.0000000000018" calcext:value-type="float">
            <text:p>9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20-vectorised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104.4" calcext:value-type="float">
            <text:p>104.4</text:p>
          </table:table-cell>
          <table:table-cell table:style-name="ce2" office:value-type="float" office:value="56.1" calcext:value-type="float">
            <text:p>56.1</text:p>
          </table:table-cell>
          <table:table-cell table:style-name="ce2" office:value-type="float" office:value="9504.8" calcext:value-type="float">
            <text:p>9504.8</text:p>
          </table:table-cell>
          <table:table-cell table:style-name="ce2" office:value-type="float" office:value="96.9000000000015" calcext:value-type="float">
            <text:p>96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20-duckdb</text:p>
          </table:table-cell>
          <table:table-cell table:number-columns-repeated="5"/>
          <table:table-cell office:value-type="float" office:value="8773.7" calcext:value-type="float">
            <text:p>8773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-non-vectorised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96.6" calcext:value-type="float">
            <text:p>96.6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715.5" calcext:value-type="float">
            <text:p>715.5</text:p>
          </table:table-cell>
          <table:table-cell table:style-name="ce2" office:value-type="float" office:value="92.5" calcext:value-type="float">
            <text:p>9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-vectorised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96.6" calcext:value-type="float">
            <text:p>96.6</text:p>
          </table:table-cell>
          <table:table-cell table:style-name="ce2" office:value-type="float" office:value="55.7" calcext:value-type="float">
            <text:p>55.7</text:p>
          </table:table-cell>
          <table:table-cell table:style-name="ce2" office:value-type="float" office:value="704.7" calcext:value-type="float">
            <text:p>704.7</text:p>
          </table:table-cell>
          <table:table-cell table:style-name="ce2" office:value-type="float" office:value="93.1999999999999" calcext:value-type="float">
            <text:p>9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-duckdb</text:p>
          </table:table-cell>
          <table:table-cell table:number-columns-repeated="5"/>
          <table:table-cell office:value-type="float" office:value="840.1" calcext:value-type="float">
            <text:p>840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0-non-vectorised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101.5" calcext:value-type="float">
            <text:p>101.5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6636.9" calcext:value-type="float">
            <text:p>6636.9</text:p>
          </table:table-cell>
          <table:table-cell table:style-name="ce2" office:value-type="float" office:value="99.1000000000004" calcext:value-type="float">
            <text:p>9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0-vectorised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99.5" calcext:value-type="float">
            <text:p>99.5</text:p>
          </table:table-cell>
          <table:table-cell table:style-name="ce2" office:value-type="float" office:value="55.4" calcext:value-type="float">
            <text:p>55.4</text:p>
          </table:table-cell>
          <table:table-cell table:style-name="ce2" office:value-type="float" office:value="6401" calcext:value-type="float">
            <text:p>6401.0</text:p>
          </table:table-cell>
          <table:table-cell table:style-name="ce2" office:value-type="float" office:value="93.7999999999993" calcext:value-type="float">
            <text:p>9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0-duckdb</text:p>
          </table:table-cell>
          <table:table-cell table:number-columns-repeated="5"/>
          <table:table-cell office:value-type="float" office:value="8124.2" calcext:value-type="float">
            <text:p>8124.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20-non-vectorised</text:p>
          </table:table-cell>
          <table:table-cell table:style-name="ce2" office:value-type="float" office:value="23" calcext:value-type="float">
            <text:p>23.0</text:p>
          </table:table-cell>
          <table:table-cell table:style-name="ce2" office:value-type="float" office:value="103.8" calcext:value-type="float">
            <text:p>103.8</text:p>
          </table:table-cell>
          <table:table-cell table:style-name="ce2" office:value-type="float" office:value="53.8" calcext:value-type="float">
            <text:p>53.8</text:p>
          </table:table-cell>
          <table:table-cell table:style-name="ce2" office:value-type="float" office:value="13352.6" calcext:value-type="float">
            <text:p>13352.6</text:p>
          </table:table-cell>
          <table:table-cell table:style-name="ce2" office:value-type="float" office:value="98.5" calcext:value-type="float">
            <text:p>9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20-vectorised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103.4" calcext:value-type="float">
            <text:p>103.4</text:p>
          </table:table-cell>
          <table:table-cell table:style-name="ce2" office:value-type="float" office:value="56.3" calcext:value-type="float">
            <text:p>56.3</text:p>
          </table:table-cell>
          <table:table-cell table:style-name="ce2" office:value-type="float" office:value="13037.1" calcext:value-type="float">
            <text:p>13037.1</text:p>
          </table:table-cell>
          <table:table-cell table:style-name="ce2" office:value-type="float" office:value="97.8999999999996" calcext:value-type="float">
            <text:p>9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20-duckdb</text:p>
          </table:table-cell>
          <table:table-cell table:number-columns-repeated="5"/>
          <table:table-cell office:value-type="float" office:value="16137.6" calcext:value-type="float">
            <text:p>16137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-non-vectorised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1040.1" calcext:value-type="float">
            <text:p>1040.1</text:p>
          </table:table-cell>
          <table:table-cell table:style-name="ce2" office:value-type="float" office:value="93.9000000000001" calcext:value-type="float">
            <text:p>9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-vectorised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95.7" calcext:value-type="float">
            <text:p>95.7</text:p>
          </table:table-cell>
          <table:table-cell table:style-name="ce2" office:value-type="float" office:value="56" calcext:value-type="float">
            <text:p>56.0</text:p>
          </table:table-cell>
          <table:table-cell table:style-name="ce2" office:value-type="float" office:value="1090.7" calcext:value-type="float">
            <text:p>1090.7</text:p>
          </table:table-cell>
          <table:table-cell table:style-name="ce2" office:value-type="float" office:value="93.8" calcext:value-type="float">
            <text:p>9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-duckdb</text:p>
          </table:table-cell>
          <table:table-cell table:number-columns-repeated="5"/>
          <table:table-cell office:value-type="float" office:value="1651.3" calcext:value-type="float">
            <text:p>1651.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0-non-vectorised</text:p>
          </table:table-cell>
          <table:table-cell table:style-name="ce2" office:value-type="float" office:value="23" calcext:value-type="float">
            <text:p>23.0</text:p>
          </table:table-cell>
          <table:table-cell table:style-name="ce2" office:value-type="float" office:value="103.2" calcext:value-type="float">
            <text:p>103.2</text:p>
          </table:table-cell>
          <table:table-cell table:style-name="ce2" office:value-type="float" office:value="54.6" calcext:value-type="float">
            <text:p>54.6</text:p>
          </table:table-cell>
          <table:table-cell table:style-name="ce2" office:value-type="float" office:value="9687.4" calcext:value-type="float">
            <text:p>9687.4</text:p>
          </table:table-cell>
          <table:table-cell table:style-name="ce2" office:value-type="float" office:value="98.5000000000018" calcext:value-type="float">
            <text:p>9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0-vectorised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100.1" calcext:value-type="float">
            <text:p>100.1</text:p>
          </table:table-cell>
          <table:table-cell table:style-name="ce2" office:value-type="float" office:value="55.6" calcext:value-type="float">
            <text:p>55.6</text:p>
          </table:table-cell>
          <table:table-cell table:style-name="ce2" office:value-type="float" office:value="9717.8" calcext:value-type="float">
            <text:p>9717.8</text:p>
          </table:table-cell>
          <table:table-cell table:style-name="ce2" office:value-type="float" office:value="95.2000000000007" calcext:value-type="float">
            <text:p>9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0-duckdb</text:p>
          </table:table-cell>
          <table:table-cell table:number-columns-repeated="5"/>
          <table:table-cell office:value-type="float" office:value="16773.7" calcext:value-type="float">
            <text:p>16773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20-non-vectorised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104.1" calcext:value-type="float">
            <text:p>104.1</text:p>
          </table:table-cell>
          <table:table-cell table:style-name="ce2" office:value-type="float" office:value="54" calcext:value-type="float">
            <text:p>54.0</text:p>
          </table:table-cell>
          <table:table-cell table:style-name="ce2" office:value-type="float" office:value="18352.5" calcext:value-type="float">
            <text:p>18352.5</text:p>
          </table:table-cell>
          <table:table-cell table:style-name="ce2" office:value-type="float" office:value="98.4000000000015" calcext:value-type="float">
            <text:p>98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20-vectorised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103.3" calcext:value-type="float">
            <text:p>103.3</text:p>
          </table:table-cell>
          <table:table-cell table:style-name="ce2" office:value-type="float" office:value="57.2" calcext:value-type="float">
            <text:p>57.2</text:p>
          </table:table-cell>
          <table:table-cell table:style-name="ce2" office:value-type="float" office:value="19371.7" calcext:value-type="float">
            <text:p>19371.7</text:p>
          </table:table-cell>
          <table:table-cell table:style-name="ce2" office:value-type="float" office:value="95.3999999999978" calcext:value-type="float">
            <text:p>95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20-duckdb</text:p>
          </table:table-cell>
          <table:table-cell table:number-columns-repeated="5"/>
          <table:table-cell office:value-type="float" office:value="33868.5" calcext:value-type="float">
            <text:p>33868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-non-vectorised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96.6" calcext:value-type="float">
            <text:p>96.6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2700.7" calcext:value-type="float">
            <text:p>2700.7</text:p>
          </table:table-cell>
          <table:table-cell table:style-name="ce2" office:value-type="float" office:value="100.5" calcext:value-type="float">
            <text:p>10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-vectorised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96" calcext:value-type="float">
            <text:p>96.0</text:p>
          </table:table-cell>
          <table:table-cell table:style-name="ce2" office:value-type="float" office:value="55.5" calcext:value-type="float">
            <text:p>55.5</text:p>
          </table:table-cell>
          <table:table-cell table:style-name="ce2" office:value-type="float" office:value="2734.5" calcext:value-type="float">
            <text:p>2734.5</text:p>
          </table:table-cell>
          <table:table-cell table:style-name="ce2" office:value-type="float" office:value="104.1" calcext:value-type="float">
            <text:p>104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-duckdb</text:p>
          </table:table-cell>
          <table:table-cell table:number-columns-repeated="5"/>
          <table:table-cell office:value-type="float" office:value="2028.5" calcext:value-type="float">
            <text:p>2028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0-non-vectorised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100.6" calcext:value-type="float">
            <text:p>100.6</text:p>
          </table:table-cell>
          <table:table-cell table:style-name="ce2" office:value-type="float" office:value="53.8" calcext:value-type="float">
            <text:p>53.8</text:p>
          </table:table-cell>
          <table:table-cell table:style-name="ce2" office:value-type="float" office:value="25437.9" calcext:value-type="float">
            <text:p>25437.9</text:p>
          </table:table-cell>
          <table:table-cell table:style-name="ce2" office:value-type="float" office:value="103.699999999997" calcext:value-type="float">
            <text:p>10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0-vectorised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99.5" calcext:value-type="float">
            <text:p>99.5</text:p>
          </table:table-cell>
          <table:table-cell table:style-name="ce2" office:value-type="float" office:value="55.7" calcext:value-type="float">
            <text:p>55.7</text:p>
          </table:table-cell>
          <table:table-cell table:style-name="ce2" office:value-type="float" office:value="26398.7" calcext:value-type="float">
            <text:p>26398.7</text:p>
          </table:table-cell>
          <table:table-cell table:style-name="ce2" office:value-type="float" office:value="101.200000000001" calcext:value-type="float">
            <text:p>10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0-duckdb</text:p>
          </table:table-cell>
          <table:table-cell table:number-columns-repeated="5"/>
          <table:table-cell office:value-type="float" office:value="19514.4" calcext:value-type="float">
            <text:p>19514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20-non-vectorised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103.8" calcext:value-type="float">
            <text:p>103.8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50318.9" calcext:value-type="float">
            <text:p>50318.9</text:p>
          </table:table-cell>
          <table:table-cell table:style-name="ce2" office:value-type="float" office:value="107.200000000004" calcext:value-type="float">
            <text:p>10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20-vectorised</text:p>
          </table:table-cell>
          <table:table-cell table:style-name="ce2" office:value-type="float" office:value="21" calcext:value-type="float">
            <text:p>21.0</text:p>
          </table:table-cell>
          <table:table-cell table:style-name="ce2" office:value-type="float" office:value="103" calcext:value-type="float">
            <text:p>103.0</text:p>
          </table:table-cell>
          <table:table-cell table:style-name="ce2" office:value-type="float" office:value="55.9" calcext:value-type="float">
            <text:p>55.9</text:p>
          </table:table-cell>
          <table:table-cell table:style-name="ce2" office:value-type="float" office:value="52606.1" calcext:value-type="float">
            <text:p>52606.1</text:p>
          </table:table-cell>
          <table:table-cell table:style-name="ce2" office:value-type="float" office:value="106.400000000001" calcext:value-type="float">
            <text:p>106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20-duckdb</text:p>
          </table:table-cell>
          <table:table-cell table:number-columns-repeated="5"/>
          <table:table-cell office:value-type="float" office:value="41077.1" calcext:value-type="float">
            <text:p>41077.1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-non-vectorised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96.3" calcext:value-type="float">
            <text:p>96.3</text:p>
          </table:table-cell>
          <table:table-cell table:style-name="ce2" office:value-type="float" office:value="61.2" calcext:value-type="float">
            <text:p>61.2</text:p>
          </table:table-cell>
          <table:table-cell table:style-name="ce2" office:value-type="float" office:value="2234" calcext:value-type="float">
            <text:p>2234.0</text:p>
          </table:table-cell>
          <table:table-cell table:style-name="ce2" office:value-type="float" office:value="117" calcext:value-type="float">
            <text:p>1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-vectorised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97.2" calcext:value-type="float">
            <text:p>97.2</text:p>
          </table:table-cell>
          <table:table-cell table:style-name="ce2" office:value-type="float" office:value="64.1" calcext:value-type="float">
            <text:p>64.1</text:p>
          </table:table-cell>
          <table:table-cell table:style-name="ce2" office:value-type="float" office:value="1864.8" calcext:value-type="float">
            <text:p>1864.8</text:p>
          </table:table-cell>
          <table:table-cell table:style-name="ce2" office:value-type="float" office:value="117.8" calcext:value-type="float">
            <text:p>11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-duckdb</text:p>
          </table:table-cell>
          <table:table-cell table:number-columns-repeated="5"/>
          <table:table-cell office:value-type="float" office:value="685.8" calcext:value-type="float">
            <text:p>685.8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0-non-vectorised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98.7" calcext:value-type="float">
            <text:p>98.7</text:p>
          </table:table-cell>
          <table:table-cell table:style-name="ce2" office:value-type="float" office:value="61.3" calcext:value-type="float">
            <text:p>61.3</text:p>
          </table:table-cell>
          <table:table-cell table:style-name="ce2" office:value-type="float" office:value="26143.6" calcext:value-type="float">
            <text:p>26143.6</text:p>
          </table:table-cell>
          <table:table-cell table:style-name="ce2" office:value-type="float" office:value="186.100000000002" calcext:value-type="float">
            <text:p>186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0-vectorised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99.3" calcext:value-type="float">
            <text:p>99.3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23091" calcext:value-type="float">
            <text:p>23091.0</text:p>
          </table:table-cell>
          <table:table-cell table:style-name="ce2" office:value-type="float" office:value="162.400000000001" calcext:value-type="float">
            <text:p>162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0-duckdb</text:p>
          </table:table-cell>
          <table:table-cell table:number-columns-repeated="5"/>
          <table:table-cell office:value-type="float" office:value="8609.7" calcext:value-type="float">
            <text:p>8609.7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-non-vectorised</text:p>
          </table:table-cell>
          <table:table-cell table:style-name="ce2" office:value-type="float" office:value="32" calcext:value-type="float">
            <text:p>32.0</text:p>
          </table:table-cell>
          <table:table-cell table:style-name="ce2" office:value-type="float" office:value="97" calcext:value-type="float">
            <text:p>97.0</text:p>
          </table:table-cell>
          <table:table-cell table:style-name="ce2" office:value-type="float" office:value="59.2" calcext:value-type="float">
            <text:p>59.2</text:p>
          </table:table-cell>
          <table:table-cell table:style-name="ce2" office:value-type="float" office:value="254" calcext:value-type="float">
            <text:p>254.0</text:p>
          </table:table-cell>
          <table:table-cell table:style-name="ce2" office:value-type="float" office:value="100.2" calcext:value-type="float">
            <text:p>10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-vectorised</text:p>
          </table:table-cell>
          <table:table-cell table:style-name="ce2" office:value-type="float" office:value="30.9" calcext:value-type="float">
            <text:p>30.9</text:p>
          </table:table-cell>
          <table:table-cell table:style-name="ce2" office:value-type="float" office:value="98" calcext:value-type="float">
            <text:p>98.0</text:p>
          </table:table-cell>
          <table:table-cell table:style-name="ce2" office:value-type="float" office:value="66.3" calcext:value-type="float">
            <text:p>66.3</text:p>
          </table:table-cell>
          <table:table-cell table:style-name="ce2" office:value-type="float" office:value="369.5" calcext:value-type="float">
            <text:p>369.5</text:p>
          </table:table-cell>
          <table:table-cell table:style-name="ce2" office:value-type="float" office:value="95.8" calcext:value-type="float">
            <text:p>95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-duckdb</text:p>
          </table:table-cell>
          <table:table-cell table:number-columns-repeated="5"/>
          <table:table-cell table:style-name="Default" office:value-type="float" office:value="391.7" calcext:value-type="float">
            <text:p>391.7</text:p>
          </table:table-cell>
          <table:table-cell table:style-name="ce2" office:value-type="float" office:value="9" calcext:value-type="float">
            <text:p>9.0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0-non-vectorised</text:p>
          </table:table-cell>
          <table:table-cell table:style-name="ce2" office:value-type="float" office:value="32.8" calcext:value-type="float">
            <text:p>32.8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office:value-type="float" office:value="59.4" calcext:value-type="float">
            <text:p>59.4</text:p>
          </table:table-cell>
          <table:table-cell table:style-name="ce2" office:value-type="float" office:value="2057" calcext:value-type="float">
            <text:p>2057.0</text:p>
          </table:table-cell>
          <table:table-cell table:style-name="ce2" office:value-type="float" office:value="97.4000000000001" calcext:value-type="float">
            <text:p>97.4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0-vectorised</text:p>
          </table:table-cell>
          <table:table-cell table:style-name="ce2" office:value-type="float" office:value="31" calcext:value-type="float">
            <text:p>31.0</text:p>
          </table:table-cell>
          <table:table-cell table:style-name="ce2" office:value-type="float" office:value="99.3" calcext:value-type="float">
            <text:p>99.3</text:p>
          </table:table-cell>
          <table:table-cell table:style-name="ce2" office:value-type="float" office:value="66.6" calcext:value-type="float">
            <text:p>66.6</text:p>
          </table:table-cell>
          <table:table-cell table:style-name="ce2" office:value-type="float" office:value="2881.5" calcext:value-type="float">
            <text:p>2881.5</text:p>
          </table:table-cell>
          <table:table-cell table:style-name="ce2" office:value-type="float" office:value="99.5" calcext:value-type="float">
            <text:p>99.5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0-duckdb</text:p>
          </table:table-cell>
          <table:table-cell table:number-columns-repeated="5"/>
          <table:table-cell table:style-name="Default" office:value-type="float" office:value="3832.4" calcext:value-type="float">
            <text:p>3832.4</text:p>
          </table:table-cell>
          <table:table-cell table:style-name="ce2"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-non-vectorised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102.7" calcext:value-type="float">
            <text:p>102.7</text:p>
          </table:table-cell>
          <table:table-cell table:style-name="ce2" office:value-type="float" office:value="73.3" calcext:value-type="float">
            <text:p>73.3</text:p>
          </table:table-cell>
          <table:table-cell table:style-name="ce2" office:value-type="float" office:value="213.1" calcext:value-type="float">
            <text:p>213.1</text:p>
          </table:table-cell>
          <table:table-cell table:style-name="ce2" office:value-type="float" office:value="92.5" calcext:value-type="float">
            <text:p>92.5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-vectorised</text:p>
          </table:table-cell>
          <table:table-cell table:style-name="ce2" office:value-type="float" office:value="32.4" calcext:value-type="float">
            <text:p>32.4</text:p>
          </table:table-cell>
          <table:table-cell table:style-name="ce2" office:value-type="float" office:value="101.9" calcext:value-type="float">
            <text:p>101.9</text:p>
          </table:table-cell>
          <table:table-cell table:style-name="ce2" office:value-type="float" office:value="80" calcext:value-type="float">
            <text:p>80.0</text:p>
          </table:table-cell>
          <table:table-cell table:style-name="ce2" office:value-type="float" office:value="267.5" calcext:value-type="float">
            <text:p>267.5</text:p>
          </table:table-cell>
          <table:table-cell table:style-name="ce2" office:value-type="float" office:value="97.7" calcext:value-type="float">
            <text:p>97.7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-duckdb</text:p>
          </table:table-cell>
          <table:table-cell table:number-columns-repeated="5"/>
          <table:table-cell table:style-name="Default" office:value-type="float" office:value="132.3" calcext:value-type="float">
            <text:p>132.3</text:p>
          </table:table-cell>
          <table:table-cell table:style-name="ce2" office:value-type="float" office:value="69.1" calcext:value-type="float">
            <text:p>69.1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0-non-vectorised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104.7" calcext:value-type="float">
            <text:p>104.7</text:p>
          </table:table-cell>
          <table:table-cell table:style-name="ce2" office:value-type="float" office:value="73.7" calcext:value-type="float">
            <text:p>73.7</text:p>
          </table:table-cell>
          <table:table-cell table:style-name="ce2" office:value-type="float" office:value="1972.1" calcext:value-type="float">
            <text:p>1972.1</text:p>
          </table:table-cell>
          <table:table-cell table:style-name="ce2" office:value-type="float" office:value="97.9000000000001" calcext:value-type="float">
            <text:p>97.9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0-vectorised</text:p>
          </table:table-cell>
          <table:table-cell table:style-name="ce2" office:value-type="float" office:value="32.7" calcext:value-type="float">
            <text:p>32.7</text:p>
          </table:table-cell>
          <table:table-cell table:style-name="ce2" office:value-type="float" office:value="103.9" calcext:value-type="float">
            <text:p>103.9</text:p>
          </table:table-cell>
          <table:table-cell table:style-name="ce2" office:value-type="float" office:value="80.6" calcext:value-type="float">
            <text:p>80.6</text:p>
          </table:table-cell>
          <table:table-cell table:style-name="ce2" office:value-type="float" office:value="1996.3" calcext:value-type="float">
            <text:p>1996.3</text:p>
          </table:table-cell>
          <table:table-cell table:style-name="ce2" office:value-type="float" office:value="98.5999999999999" calcext:value-type="float">
            <text:p>98.6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0-duckdb</text:p>
          </table:table-cell>
          <table:table-cell table:number-columns-repeated="5"/>
          <table:table-cell table:style-name="Default" office:value-type="float" office:value="1338.1" calcext:value-type="float">
            <text:p>1338.1</text:p>
          </table:table-cell>
          <table:table-cell table:style-name="ce2" office:value-type="float" office:value="678.8" calcext:value-type="float">
            <text:p>678.8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-non-vectorised</text:p>
          </table:table-cell>
          <table:table-cell table:style-name="ce2" office:value-type="float" office:value="32.4" calcext:value-type="float">
            <text:p>32.4</text:p>
          </table:table-cell>
          <table:table-cell table:style-name="ce2" office:value-type="float" office:value="94.5" calcext:value-type="float">
            <text:p>94.5</text:p>
          </table:table-cell>
          <table:table-cell table:style-name="ce2" office:value-type="float" office:value="42" calcext:value-type="float">
            <text:p>42.0</text:p>
          </table:table-cell>
          <table:table-cell table:style-name="ce2" office:value-type="float" office:value="75.2" calcext:value-type="float">
            <text:p>75.2</text:p>
          </table:table-cell>
          <table:table-cell table:style-name="ce2" office:value-type="float" office:value="116.8" calcext:value-type="float">
            <text:p>116.8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-vectorised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93" calcext:value-type="float">
            <text:p>93.0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83.5" calcext:value-type="float">
            <text:p>83.5</text:p>
          </table:table-cell>
          <table:table-cell table:style-name="ce2" office:value-type="float" office:value="103.4" calcext:value-type="float">
            <text:p>103.4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-duckdb</text:p>
          </table:table-cell>
          <table:table-cell table:number-columns-repeated="5"/>
          <table:table-cell table:style-name="Default" office:value-type="float" office:value="18.2" calcext:value-type="float">
            <text:p>18.2</text:p>
          </table:table-cell>
          <table:table-cell table:style-name="ce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0-non-vectorised</text:p>
          </table:table-cell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96.4" calcext:value-type="float">
            <text:p>96.4</text:p>
          </table:table-cell>
          <table:table-cell table:style-name="ce2" office:value-type="float" office:value="42.2" calcext:value-type="float">
            <text:p>42.2</text:p>
          </table:table-cell>
          <table:table-cell table:style-name="ce2" office:value-type="float" office:value="359.3" calcext:value-type="float">
            <text:p>359.3</text:p>
          </table:table-cell>
          <table:table-cell table:style-name="ce2" office:value-type="float" office:value="131.7" calcext:value-type="float">
            <text:p>131.7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0-vectorised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94.6" calcext:value-type="float">
            <text:p>94.6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356.4" calcext:value-type="float">
            <text:p>356.4</text:p>
          </table:table-cell>
          <table:table-cell table:style-name="ce2" office:value-type="float" office:value="121.3" calcext:value-type="float">
            <text:p>121.3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0-duckdb</text:p>
          </table:table-cell>
          <table:table-cell table:number-columns-repeated="5"/>
          <table:table-cell table:style-name="Default" office:value-type="float" office:value="182.3" calcext:value-type="float">
            <text:p>182.3</text:p>
          </table:table-cell>
          <table:table-cell table:style-name="ce2"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-non-vectorised</text:p>
          </table:table-cell>
          <table:table-cell table:style-name="ce2" office:value-type="float" office:value="34.6" calcext:value-type="float">
            <text:p>34.6</text:p>
          </table:table-cell>
          <table:table-cell table:style-name="ce2" office:value-type="float" office:value="105.2" calcext:value-type="float">
            <text:p>105.2</text:p>
          </table:table-cell>
          <table:table-cell table:style-name="ce2" office:value-type="float" office:value="92.9" calcext:value-type="float">
            <text:p>92.9</text:p>
          </table:table-cell>
          <table:table-cell table:style-name="ce2" office:value-type="float" office:value="535" calcext:value-type="float">
            <text:p>535.0</text:p>
          </table:table-cell>
          <table:table-cell table:style-name="ce2" office:value-type="float" office:value="101.7" calcext:value-type="float">
            <text:p>101.7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-vectorised</text:p>
          </table:table-cell>
          <table:table-cell table:style-name="ce2" office:value-type="float" office:value="33.2" calcext:value-type="float">
            <text:p>33.2</text:p>
          </table:table-cell>
          <table:table-cell table:style-name="ce2" office:value-type="float" office:value="105.7" calcext:value-type="float">
            <text:p>105.7</text:p>
          </table:table-cell>
          <table:table-cell table:style-name="ce2" office:value-type="float" office:value="103.3" calcext:value-type="float">
            <text:p>103.3</text:p>
          </table:table-cell>
          <table:table-cell table:style-name="ce2" office:value-type="float" office:value="542.4" calcext:value-type="float">
            <text:p>542.4</text:p>
          </table:table-cell>
          <table:table-cell table:style-name="ce2" office:value-type="float" office:value="171" calcext:value-type="float">
            <text:p>171.0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-duckdb</text:p>
          </table:table-cell>
          <table:table-cell table:number-columns-repeated="5"/>
          <table:table-cell table:style-name="Default" office:value-type="float" office:value="166.5" calcext:value-type="float">
            <text:p>166.5</text:p>
          </table:table-cell>
          <table:table-cell table:style-name="ce2" office:value-type="float" office:value="47.7" calcext:value-type="float">
            <text:p>47.7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0-non-vectorised</text:p>
          </table:table-cell>
          <table:table-cell table:style-name="ce2" office:value-type="float" office:value="33.1" calcext:value-type="float">
            <text:p>33.1</text:p>
          </table:table-cell>
          <table:table-cell table:style-name="ce2" office:value-type="float" office:value="107.6" calcext:value-type="float">
            <text:p>107.6</text:p>
          </table:table-cell>
          <table:table-cell table:style-name="ce2" office:value-type="float" office:value="94" calcext:value-type="float">
            <text:p>94.0</text:p>
          </table:table-cell>
          <table:table-cell table:style-name="ce2" office:value-type="float" office:value="5688.1" calcext:value-type="float">
            <text:p>5688.1</text:p>
          </table:table-cell>
          <table:table-cell table:style-name="ce2" office:value-type="float" office:value="184.8" calcext:value-type="float">
            <text:p>184.8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0-vectorised</text:p>
          </table:table-cell>
          <table:table-cell table:style-name="ce2" office:value-type="float" office:value="33.4" calcext:value-type="float">
            <text:p>33.4</text:p>
          </table:table-cell>
          <table:table-cell table:style-name="ce2" office:value-type="float" office:value="107" calcext:value-type="float">
            <text:p>107.0</text:p>
          </table:table-cell>
          <table:table-cell table:style-name="ce2" office:value-type="float" office:value="104.1" calcext:value-type="float">
            <text:p>104.1</text:p>
          </table:table-cell>
          <table:table-cell table:style-name="ce2" office:value-type="float" office:value="5089.1" calcext:value-type="float">
            <text:p>5089.1</text:p>
          </table:table-cell>
          <table:table-cell table:style-name="ce2" office:value-type="float" office:value="136.599999999999" calcext:value-type="float">
            <text:p>136.6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0-duckdb</text:p>
          </table:table-cell>
          <table:table-cell table:style-name="ce2" table:number-columns-repeated="5"/>
          <table:table-cell table:style-name="Default" office:value-type="float" office:value="1807.2" calcext:value-type="float">
            <text:p>1807.2</text:p>
          </table:table-cell>
          <table:table-cell table:style-name="ce2" office:value-type="float" office:value="392" calcext:value-type="float">
            <text:p>392.0</text:p>
          </table:table-cell>
        </table:table-row>
        <table:table-row table:style-name="ro1" table:number-rows-repeated="55"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>
            <draw:frame draw:z-index="1" draw:style-name="gr1" draw:text-style-name="P1" svg:width="43.827cm" svg:height="22.772cm" svg:x="0.664cm" svg:y="0.126cm">
              <draw:object draw:notify-on-update-of-ranges="main_method_benchmark_XPS_more_rows.G80:main_method_benchmark_XPS_more_rows.G103 main_method_benchmark_XPS_more_rows.H1:main_method_benchmark_XPS_more_rows.H1 main_method_benchmark_XPS_more_rows.H80:main_method_benchmark_XPS_more_rows.H103 main_method_benchmark_XPS_more_rows.I1:main_method_benchmark_XPS_more_rows.I1 main_method_benchmark_XPS_more_rows.I80:main_method_benchmark_XPS_more_rows.I103 main_method_benchmark_XPS_more_rows.J1:main_method_benchmark_XPS_more_rows.J1 main_method_benchmark_XPS_more_rows.J80:main_method_benchmark_XPS_more_rows.J103 main_method_benchmark_XPS_more_rows.K1:main_method_benchmark_XPS_more_rows.K1 main_method_benchmark_XPS_more_rows.K80:main_method_benchmark_XPS_more_rows.K103 main_method_benchmark_XPS_more_rows.L1:main_method_benchmark_XPS_more_rows.L1 main_method_benchmark_XPS_more_rows.L80:main_method_benchmark_XPS_more_rows.L103 main_method_benchmark_XPS_more_rows.M1:main_method_benchmark_XPS_more_rows.M1 main_method_benchmark_XPS_more_rows.M80:main_method_benchmark_XPS_more_rows.M103 main_method_benchmark_XPS_more_rows.N1:main_method_benchmark_XPS_more_rows.N1 main_method_benchmark_XPS_more_rows.N80:main_method_benchmark_XPS_more_rows.N10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20" number:min-decimal-places="20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09:01:26.6215462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3T09:24:04.435236055</dc:date>
    <meta:editing-duration>PT1H10M8S</meta:editing-duration>
    <meta:editing-cycles>16</meta:editing-cycles>
    <meta:generator>LibreOffice/7.6.2.1$Linux_X86_64 LibreOffice_project/60$Build-1</meta:generator>
    <meta:document-statistic meta:table-count="1" meta:cell-count="111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3.828cm" svg:height="22.773cm" xlink:href=".." xlink:type="simple" chart:class="chart:bar" chart:style-name="ch1">
        <chart:title svg:x="16.261cm" svg:y="0.591cm" chart:style-name="ch2">
          <text:p>Comparison of AethraDB Running-Time against DuckDB</text:p>
        </chart:title>
        <chart:legend chart:legend-position="top" svg:x="10.335cm" svg:y="1.555cm" style:legend-expansion="wide" chart:style-name="ch3"/>
        <chart:plot-area chart:style-name="ch4" table:cell-range-address="main_method_benchmark_XPS_more_rows.G1:main_method_benchmark_XPS_more_rows.N103" chart:data-source-has-labels="both" svg:x="1.887cm" svg:y="2.608cm" svg:width="41.065cm" svg:height="18.729cm">
          <chart:coordinate-region svg:x="4.554cm" svg:y="2.807cm" svg:width="38.398cm" svg:height="14.388cm"/>
          <chart:axis chart:dimension="x" chart:name="primary-x" chart:style-name="ch5" chartooo:axis-type="auto">
            <chartooo:date-scale/>
            <chart:title svg:x="20.88cm" svg:y="21.792cm" chart:style-name="ch6">
              <text:p>Benchmark Identifier</text:p>
            </chart:title>
            <chart:categories table:cell-range-address="main_method_benchmark_XPS_more_rows.G2:main_method_benchmark_XPS_more_rows.G103"/>
          </chart:axis>
          <chart:axis chart:dimension="y" chart:name="primary-y" chart:style-name="ch7">
            <chart:title svg:x="0.451cm" svg:y="13.418cm" chart:style-name="ch8">
              <text:p>Running-Time (ms)</text:p>
            </chart:title>
            <chart:grid chart:style-name="ch9" chart:class="major"/>
          </chart:axis>
          <chart:series chart:style-name="ch10" chart:values-cell-range-address="main_method_benchmark_XPS_more_rows.H2:main_method_benchmark_XPS_more_rows.H103" chart:label-cell-address="main_method_benchmark_XPS_more_rows.H1:main_method_benchmark_XPS_more_rows.H1" chart:class="chart:bar">
            <chart:data-point chart:repeated="102"/>
          </chart:series>
          <chart:series chart:style-name="ch11" chart:values-cell-range-address="main_method_benchmark_XPS_more_rows.I2:main_method_benchmark_XPS_more_rows.I103" chart:label-cell-address="main_method_benchmark_XPS_more_rows.I1:main_method_benchmark_XPS_more_rows.I1" chart:class="chart:bar">
            <chart:data-point chart:repeated="102"/>
          </chart:series>
          <chart:series chart:style-name="ch12" chart:values-cell-range-address="main_method_benchmark_XPS_more_rows.J2:main_method_benchmark_XPS_more_rows.J103" chart:label-cell-address="main_method_benchmark_XPS_more_rows.J1:main_method_benchmark_XPS_more_rows.J1" chart:class="chart:bar">
            <chart:data-point chart:repeated="102"/>
          </chart:series>
          <chart:series chart:style-name="ch13" chart:values-cell-range-address="main_method_benchmark_XPS_more_rows.K2:main_method_benchmark_XPS_more_rows.K103" chart:label-cell-address="main_method_benchmark_XPS_more_rows.K1:main_method_benchmark_XPS_more_rows.K1" chart:class="chart:bar">
            <chart:data-point chart:repeated="102"/>
          </chart:series>
          <chart:series chart:style-name="ch14" chart:values-cell-range-address="main_method_benchmark_XPS_more_rows.L2:main_method_benchmark_XPS_more_rows.L103" chart:label-cell-address="main_method_benchmark_XPS_more_rows.L1:main_method_benchmark_XPS_more_rows.L1" chart:class="chart:bar">
            <chart:data-point chart:repeated="102"/>
          </chart:series>
          <chart:series chart:style-name="ch15" chart:values-cell-range-address="main_method_benchmark_XPS_more_rows.M2:main_method_benchmark_XPS_more_rows.M103" chart:label-cell-address="main_method_benchmark_XPS_more_rows.M1:main_method_benchmark_XPS_more_rows.M1" chart:class="chart:bar">
            <chart:data-point chart:repeated="102"/>
          </chart:series>
          <chart:series chart:style-name="ch16" chart:values-cell-range-address="main_method_benchmark_XPS_more_rows.N2:main_method_benchmark_XPS_more_rows.N103" chart:label-cell-address="main_method_benchmark_XPS_more_rows.N1:main_method_benchmark_XPS_more_rows.N1" chart:class="chart:bar">
            <chart:data-point chart:repeated="10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XPS_more_rows.H1:main_method_benchmark_XPS_more_rows.H1</svg:desc>
                </draw:g>
              </table:table-cell>
              <table:table-cell office:value-type="string">
                <text:p>Codegen-Time</text:p>
                <draw:g>
                  <svg:desc>main_method_benchmark_XPS_more_rows.I1:main_method_benchmark_XPS_more_rows.I1</svg:desc>
                </draw:g>
              </table:table-cell>
              <table:table-cell office:value-type="string">
                <text:p>Compilation-Time</text:p>
                <draw:g>
                  <svg:desc>main_method_benchmark_XPS_more_rows.J1:main_method_benchmark_XPS_more_rows.J1</svg:desc>
                </draw:g>
              </table:table-cell>
              <table:table-cell office:value-type="string">
                <text:p>Execution-Time</text:p>
                <draw:g>
                  <svg:desc>main_method_benchmark_XPS_more_rows.K1:main_method_benchmark_XPS_more_rows.K1</svg:desc>
                </draw:g>
              </table:table-cell>
              <table:table-cell office:value-type="string">
                <text:p>Remaining Overhead</text:p>
                <draw:g>
                  <svg:desc>main_method_benchmark_XPS_more_rows.L1:main_method_benchmark_XPS_more_rows.L1</svg:desc>
                </draw:g>
              </table:table-cell>
              <table:table-cell office:value-type="string">
                <text:p>DuckDB Execution Time</text:p>
                <draw:g>
                  <svg:desc>main_method_benchmark_XPS_more_rows.M1:main_method_benchmark_XPS_more_rows.M1</svg:desc>
                </draw:g>
              </table:table-cell>
              <table:table-cell office:value-type="string">
                <text:p>DuckDB Overhead</text:p>
                <draw:g>
                  <svg:desc>main_method_benchmark_XPS_more_rows.N1:main_method_benchmark_XPS_more_rows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lter_query_int_rest_1-SF-1-non-vectorised</text:p>
                <draw:g>
                  <svg:desc>main_method_benchmark_XPS_more_rows.G2:main_method_benchmark_XPS_more_rows.G103</svg:desc>
                </draw:g>
              </table:table-cell>
              <table:table-cell office:value-type="float" office:value="21.4">
                <text:p>21.4</text:p>
                <draw:g>
                  <svg:desc>main_method_benchmark_XPS_more_rows.H2:main_method_benchmark_XPS_more_rows.H103</svg:desc>
                </draw:g>
              </table:table-cell>
              <table:table-cell office:value-type="float" office:value="96.2">
                <text:p>96.2</text:p>
                <draw:g>
                  <svg:desc>main_method_benchmark_XPS_more_rows.I2:main_method_benchmark_XPS_more_rows.I103</svg:desc>
                </draw:g>
              </table:table-cell>
              <table:table-cell office:value-type="float" office:value="39">
                <text:p>39</text:p>
                <draw:g>
                  <svg:desc>main_method_benchmark_XPS_more_rows.J2:main_method_benchmark_XPS_more_rows.J103</svg:desc>
                </draw:g>
              </table:table-cell>
              <table:table-cell office:value-type="float" office:value="128.6">
                <text:p>128.6</text:p>
                <draw:g>
                  <svg:desc>main_method_benchmark_XPS_more_rows.K2:main_method_benchmark_XPS_more_rows.K103</svg:desc>
                </draw:g>
              </table:table-cell>
              <table:table-cell office:value-type="float" office:value="97">
                <text:p>97</text:p>
                <draw:g>
                  <svg:desc>main_method_benchmark_XPS_more_rows.L2:main_method_benchmark_XPS_more_rows.L103</svg:desc>
                </draw:g>
              </table:table-cell>
              <table:table-cell office:value-type="float" office:value="NaN">
                <text:p>NaN</text:p>
                <draw:g>
                  <svg:desc>main_method_benchmark_XPS_more_rows.M2:main_method_benchmark_XPS_more_rows.M103</svg:desc>
                </draw:g>
              </table:table-cell>
              <table:table-cell office:value-type="float" office:value="NaN">
                <text:p>NaN</text:p>
                <draw:g>
                  <svg:desc>main_method_benchmark_XPS_more_rows.N2:main_method_benchmark_XPS_more_rows.N103</svg:desc>
                </draw:g>
              </table:table-cell>
            </table:table-row>
            <table:table-row>
              <table:table-cell office:value-type="string">
                <text:p>filter_query_int_rest_1-SF-1-vectorised</text:p>
              </table:table-cell>
              <table:table-cell office:value-type="float" office:value="21.3">
                <text:p>21.3</text:p>
              </table:table-cell>
              <table:table-cell office:value-type="float" office:value="93.7">
                <text:p>93.7</text:p>
              </table:table-cell>
              <table:table-cell office:value-type="float" office:value="39.9">
                <text:p>39.9</text:p>
              </table:table-cell>
              <table:table-cell office:value-type="float" office:value="113.4">
                <text:p>113.4</text:p>
              </table:table-cell>
              <table:table-cell office:value-type="float" office:value="97.6">
                <text:p>9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4">
                <text:p>7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10-non-vectorised</text:p>
              </table:table-cell>
              <table:table-cell office:value-type="float" office:value="23.3">
                <text:p>23.3</text:p>
              </table:table-cell>
              <table:table-cell office:value-type="float" office:value="100.9">
                <text:p>100.9</text:p>
              </table:table-cell>
              <table:table-cell office:value-type="float" office:value="39.5">
                <text:p>39.5</text:p>
              </table:table-cell>
              <table:table-cell office:value-type="float" office:value="770.1">
                <text:p>770.1</text:p>
              </table:table-cell>
              <table:table-cell office:value-type="float" office:value="97.1">
                <text:p>9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10-vectorised</text:p>
              </table:table-cell>
              <table:table-cell office:value-type="float" office:value="21.6">
                <text:p>21.6</text:p>
              </table:table-cell>
              <table:table-cell office:value-type="float" office:value="97.6">
                <text:p>97.6</text:p>
              </table:table-cell>
              <table:table-cell office:value-type="float" office:value="39.4">
                <text:p>39.4</text:p>
              </table:table-cell>
              <table:table-cell office:value-type="float" office:value="576.1">
                <text:p>576.1</text:p>
              </table:table-cell>
              <table:table-cell office:value-type="float" office:value="95.5999999999999">
                <text:p>95.5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9">
                <text:p>6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20-non-vectorised</text:p>
              </table:table-cell>
              <table:table-cell office:value-type="float" office:value="23.6">
                <text:p>23.6</text:p>
              </table:table-cell>
              <table:table-cell office:value-type="float" office:value="103.6">
                <text:p>103.6</text:p>
              </table:table-cell>
              <table:table-cell office:value-type="float" office:value="39.6">
                <text:p>39.6</text:p>
              </table:table-cell>
              <table:table-cell office:value-type="float" office:value="1428.2">
                <text:p>1428.2</text:p>
              </table:table-cell>
              <table:table-cell office:value-type="float" office:value="94.9000000000001">
                <text:p>94.9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20-vectorised</text:p>
              </table:table-cell>
              <table:table-cell office:value-type="float" office:value="21.7">
                <text:p>21.7</text:p>
              </table:table-cell>
              <table:table-cell office:value-type="float" office:value="100.5">
                <text:p>100.5</text:p>
              </table:table-cell>
              <table:table-cell office:value-type="float" office:value="39.2">
                <text:p>39.2</text:p>
              </table:table-cell>
              <table:table-cell office:value-type="float" office:value="976">
                <text:p>976</text:p>
              </table:table-cell>
              <table:table-cell office:value-type="float" office:value="95.5999999999999">
                <text:p>95.5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-non-vectorised</text:p>
              </table:table-cell>
              <table:table-cell office:value-type="float" office:value="22.7">
                <text:p>22.7</text:p>
              </table:table-cell>
              <table:table-cell office:value-type="float" office:value="95.7">
                <text:p>95.7</text:p>
              </table:table-cell>
              <table:table-cell office:value-type="float" office:value="38.9">
                <text:p>38.9</text:p>
              </table:table-cell>
              <table:table-cell office:value-type="float" office:value="119.1">
                <text:p>119.1</text:p>
              </table:table-cell>
              <table:table-cell office:value-type="float" office:value="103.8">
                <text:p>10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-vectorised</text:p>
              </table:table-cell>
              <table:table-cell office:value-type="float" office:value="21.2">
                <text:p>21.2</text:p>
              </table:table-cell>
              <table:table-cell office:value-type="float" office:value="94.2">
                <text:p>94.2</text:p>
              </table:table-cell>
              <table:table-cell office:value-type="float" office:value="39.5">
                <text:p>39.5</text:p>
              </table:table-cell>
              <table:table-cell office:value-type="float" office:value="111.2">
                <text:p>111.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8.4">
                <text:p>69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0-non-vectorised</text:p>
              </table:table-cell>
              <table:table-cell office:value-type="float" office:value="22.4">
                <text:p>22.4</text:p>
              </table:table-cell>
              <table:table-cell office:value-type="float" office:value="99.4">
                <text:p>99.4</text:p>
              </table:table-cell>
              <table:table-cell office:value-type="float" office:value="39.2">
                <text:p>39.2</text:p>
              </table:table-cell>
              <table:table-cell office:value-type="float" office:value="931.4">
                <text:p>931.4</text:p>
              </table:table-cell>
              <table:table-cell office:value-type="float" office:value="94.8999999999999">
                <text:p>94.8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0-vectorised</text:p>
              </table:table-cell>
              <table:table-cell office:value-type="float" office:value="21.7">
                <text:p>21.7</text:p>
              </table:table-cell>
              <table:table-cell office:value-type="float" office:value="98.6">
                <text:p>98.6</text:p>
              </table:table-cell>
              <table:table-cell office:value-type="float" office:value="39.6">
                <text:p>39.6</text:p>
              </table:table-cell>
              <table:table-cell office:value-type="float" office:value="565.8">
                <text:p>565.8</text:p>
              </table:table-cell>
              <table:table-cell office:value-type="float" office:value="97.7000000000001">
                <text:p>97.7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.7">
                <text:p>68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20-non-vectorised</text:p>
              </table:table-cell>
              <table:table-cell office:value-type="float" office:value="23.6">
                <text:p>23.6</text:p>
              </table:table-cell>
              <table:table-cell office:value-type="float" office:value="102.8">
                <text:p>102.8</text:p>
              </table:table-cell>
              <table:table-cell office:value-type="float" office:value="39.2">
                <text:p>39.2</text:p>
              </table:table-cell>
              <table:table-cell office:value-type="float" office:value="1633.8">
                <text:p>1633.8</text:p>
              </table:table-cell>
              <table:table-cell office:value-type="float" office:value="97.4000000000001">
                <text:p>97.4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20-vectorised</text:p>
              </table:table-cell>
              <table:table-cell office:value-type="float" office:value="21.9">
                <text:p>21.9</text:p>
              </table:table-cell>
              <table:table-cell office:value-type="float" office:value="101.2">
                <text:p>101.2</text:p>
              </table:table-cell>
              <table:table-cell office:value-type="float" office:value="39.5">
                <text:p>39.5</text:p>
              </table:table-cell>
              <table:table-cell office:value-type="float" office:value="1073.8">
                <text:p>1073.8</text:p>
              </table:table-cell>
              <table:table-cell office:value-type="float" office:value="98.8000000000002">
                <text:p>98.8000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-non-vectorised</text:p>
              </table:table-cell>
              <table:table-cell office:value-type="float" office:value="22">
                <text:p>22</text:p>
              </table:table-cell>
              <table:table-cell office:value-type="float" office:value="95">
                <text:p>95</text:p>
              </table:table-cell>
              <table:table-cell office:value-type="float" office:value="38.7">
                <text:p>38.7</text:p>
              </table:table-cell>
              <table:table-cell office:value-type="float" office:value="133.4">
                <text:p>133.4</text:p>
              </table:table-cell>
              <table:table-cell office:value-type="float" office:value="96.6">
                <text:p>9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-vectorised</text:p>
              </table:table-cell>
              <table:table-cell office:value-type="float" office:value="21.3">
                <text:p>21.3</text:p>
              </table:table-cell>
              <table:table-cell office:value-type="float" office:value="94.2">
                <text:p>94.2</text:p>
              </table:table-cell>
              <table:table-cell office:value-type="float" office:value="39.3">
                <text:p>39.3</text:p>
              </table:table-cell>
              <table:table-cell office:value-type="float" office:value="128.4">
                <text:p>128.4</text:p>
              </table:table-cell>
              <table:table-cell office:value-type="float" office:value="94.3">
                <text:p>9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5.7">
                <text:p>139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0-non-vectorised</text:p>
              </table:table-cell>
              <table:table-cell office:value-type="float" office:value="23.2">
                <text:p>23.2</text:p>
              </table:table-cell>
              <table:table-cell office:value-type="float" office:value="99.3">
                <text:p>99.3</text:p>
              </table:table-cell>
              <table:table-cell office:value-type="float" office:value="39">
                <text:p>39</text:p>
              </table:table-cell>
              <table:table-cell office:value-type="float" office:value="1110.6">
                <text:p>1110.6</text:p>
              </table:table-cell>
              <table:table-cell office:value-type="float" office:value="94.8000000000002">
                <text:p>94.8000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0-vectorised</text:p>
              </table:table-cell>
              <table:table-cell office:value-type="float" office:value="21.6">
                <text:p>21.6</text:p>
              </table:table-cell>
              <table:table-cell office:value-type="float" office:value="98.7">
                <text:p>98.7</text:p>
              </table:table-cell>
              <table:table-cell office:value-type="float" office:value="39.9">
                <text:p>39.9</text:p>
              </table:table-cell>
              <table:table-cell office:value-type="float" office:value="862.6">
                <text:p>862.6</text:p>
              </table:table-cell>
              <table:table-cell office:value-type="float" office:value="94.4000000000001">
                <text:p>94.4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1.6">
                <text:p>143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20-non-vectorised</text:p>
              </table:table-cell>
              <table:table-cell office:value-type="float" office:value="23.4">
                <text:p>23.4</text:p>
              </table:table-cell>
              <table:table-cell office:value-type="float" office:value="104.3">
                <text:p>104.3</text:p>
              </table:table-cell>
              <table:table-cell office:value-type="float" office:value="39.5">
                <text:p>39.5</text:p>
              </table:table-cell>
              <table:table-cell office:value-type="float" office:value="1977.7">
                <text:p>1977.7</text:p>
              </table:table-cell>
              <table:table-cell office:value-type="float" office:value="96.9000000000001">
                <text:p>96.9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20-vectorised</text:p>
              </table:table-cell>
              <table:table-cell office:value-type="float" office:value="21.9">
                <text:p>21.9</text:p>
              </table:table-cell>
              <table:table-cell office:value-type="float" office:value="100.9">
                <text:p>100.9</text:p>
              </table:table-cell>
              <table:table-cell office:value-type="float" office:value="39.4">
                <text:p>39.4</text:p>
              </table:table-cell>
              <table:table-cell office:value-type="float" office:value="1678.1">
                <text:p>1678.1</text:p>
              </table:table-cell>
              <table:table-cell office:value-type="float" office:value="96.9000000000001">
                <text:p>96.9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3.1">
                <text:p>140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-non-vectorised</text:p>
              </table:table-cell>
              <table:table-cell office:value-type="float" office:value="22.2">
                <text:p>22.2</text:p>
              </table:table-cell>
              <table:table-cell office:value-type="float" office:value="96.4">
                <text:p>96.4</text:p>
              </table:table-cell>
              <table:table-cell office:value-type="float" office:value="53">
                <text:p>53</text:p>
              </table:table-cell>
              <table:table-cell office:value-type="float" office:value="214.1">
                <text:p>214.1</text:p>
              </table:table-cell>
              <table:table-cell office:value-type="float" office:value="112.3">
                <text:p>11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-vectorised</text:p>
              </table:table-cell>
              <table:table-cell office:value-type="float" office:value="20.6">
                <text:p>20.6</text:p>
              </table:table-cell>
              <table:table-cell office:value-type="float" office:value="95.9">
                <text:p>95.9</text:p>
              </table:table-cell>
              <table:table-cell office:value-type="float" office:value="55.8">
                <text:p>55.8</text:p>
              </table:table-cell>
              <table:table-cell office:value-type="float" office:value="211.2">
                <text:p>211.2</text:p>
              </table:table-cell>
              <table:table-cell office:value-type="float" office:value="104.9">
                <text:p>10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.3">
                <text:p>43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0-non-vectorised</text:p>
              </table:table-cell>
              <table:table-cell office:value-type="float" office:value="22.6">
                <text:p>22.6</text:p>
              </table:table-cell>
              <table:table-cell office:value-type="float" office:value="102.8">
                <text:p>102.8</text:p>
              </table:table-cell>
              <table:table-cell office:value-type="float" office:value="53.5">
                <text:p>53.5</text:p>
              </table:table-cell>
              <table:table-cell office:value-type="float" office:value="1695.3">
                <text:p>1695.3</text:p>
              </table:table-cell>
              <table:table-cell office:value-type="float" office:value="97.8">
                <text:p>9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0-vectorised</text:p>
              </table:table-cell>
              <table:table-cell office:value-type="float" office:value="21">
                <text:p>21</text:p>
              </table:table-cell>
              <table:table-cell office:value-type="float" office:value="99.6">
                <text:p>99.6</text:p>
              </table:table-cell>
              <table:table-cell office:value-type="float" office:value="55.5">
                <text:p>55.5</text:p>
              </table:table-cell>
              <table:table-cell office:value-type="float" office:value="1705.8">
                <text:p>1705.8</text:p>
              </table:table-cell>
              <table:table-cell office:value-type="float" office:value="96.7000000000001">
                <text:p>96.7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4.6">
                <text:p>436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20-non-vectorised</text:p>
              </table:table-cell>
              <table:table-cell office:value-type="float" office:value="22.1">
                <text:p>22.1</text:p>
              </table:table-cell>
              <table:table-cell office:value-type="float" office:value="103.2">
                <text:p>103.2</text:p>
              </table:table-cell>
              <table:table-cell office:value-type="float" office:value="53.1">
                <text:p>53.1</text:p>
              </table:table-cell>
              <table:table-cell office:value-type="float" office:value="3459.9">
                <text:p>3459.9</text:p>
              </table:table-cell>
              <table:table-cell office:value-type="float" office:value="96.5999999999999">
                <text:p>96.5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20-vectorised</text:p>
              </table:table-cell>
              <table:table-cell office:value-type="float" office:value="21.2">
                <text:p>21.2</text:p>
              </table:table-cell>
              <table:table-cell office:value-type="float" office:value="103.3">
                <text:p>103.3</text:p>
              </table:table-cell>
              <table:table-cell office:value-type="float" office:value="56.4">
                <text:p>56.4</text:p>
              </table:table-cell>
              <table:table-cell office:value-type="float" office:value="3364.4">
                <text:p>3364.4</text:p>
              </table:table-cell>
              <table:table-cell office:value-type="float" office:value="99.7999999999997">
                <text:p>99.799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6.4">
                <text:p>969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-non-vectorised</text:p>
              </table:table-cell>
              <table:table-cell office:value-type="float" office:value="22.7">
                <text:p>22.7</text:p>
              </table:table-cell>
              <table:table-cell office:value-type="float" office:value="97.3">
                <text:p>97.3</text:p>
              </table:table-cell>
              <table:table-cell office:value-type="float" office:value="53.5">
                <text:p>53.5</text:p>
              </table:table-cell>
              <table:table-cell office:value-type="float" office:value="415.6">
                <text:p>415.6</text:p>
              </table:table-cell>
              <table:table-cell office:value-type="float" office:value="108.9">
                <text:p>10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-vectorised</text:p>
              </table:table-cell>
              <table:table-cell office:value-type="float" office:value="20.7">
                <text:p>20.7</text:p>
              </table:table-cell>
              <table:table-cell office:value-type="float" office:value="96.5">
                <text:p>96.5</text:p>
              </table:table-cell>
              <table:table-cell office:value-type="float" office:value="55.8">
                <text:p>55.8</text:p>
              </table:table-cell>
              <table:table-cell office:value-type="float" office:value="447.8">
                <text:p>447.8</text:p>
              </table:table-cell>
              <table:table-cell office:value-type="float" office:value="107.8">
                <text:p>10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0-non-vectorised</text:p>
              </table:table-cell>
              <table:table-cell office:value-type="float" office:value="22.7">
                <text:p>22.7</text:p>
              </table:table-cell>
              <table:table-cell office:value-type="float" office:value="100.7">
                <text:p>100.7</text:p>
              </table:table-cell>
              <table:table-cell office:value-type="float" office:value="53.4">
                <text:p>53.4</text:p>
              </table:table-cell>
              <table:table-cell office:value-type="float" office:value="3687.4">
                <text:p>3687.4</text:p>
              </table:table-cell>
              <table:table-cell office:value-type="float" office:value="97.7999999999997">
                <text:p>97.799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0-vectorised</text:p>
              </table:table-cell>
              <table:table-cell office:value-type="float" office:value="21">
                <text:p>21</text:p>
              </table:table-cell>
              <table:table-cell office:value-type="float" office:value="100.8">
                <text:p>100.8</text:p>
              </table:table-cell>
              <table:table-cell office:value-type="float" office:value="56.1">
                <text:p>56.1</text:p>
              </table:table-cell>
              <table:table-cell office:value-type="float" office:value="4058.1">
                <text:p>4058.1</text:p>
              </table:table-cell>
              <table:table-cell office:value-type="float" office:value="95.8999999999996">
                <text:p>95.8999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9.6">
                <text:p>433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20-non-vectorised</text:p>
              </table:table-cell>
              <table:table-cell office:value-type="float" office:value="23.2">
                <text:p>23.2</text:p>
              </table:table-cell>
              <table:table-cell office:value-type="float" office:value="103.4">
                <text:p>103.4</text:p>
              </table:table-cell>
              <table:table-cell office:value-type="float" office:value="53.2">
                <text:p>53.2</text:p>
              </table:table-cell>
              <table:table-cell office:value-type="float" office:value="9183.3">
                <text:p>9183.3</text:p>
              </table:table-cell>
              <table:table-cell office:value-type="float" office:value="98.0000000000018">
                <text:p>98.000000000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20-vectorised</text:p>
              </table:table-cell>
              <table:table-cell office:value-type="float" office:value="21.5">
                <text:p>21.5</text:p>
              </table:table-cell>
              <table:table-cell office:value-type="float" office:value="104.4">
                <text:p>104.4</text:p>
              </table:table-cell>
              <table:table-cell office:value-type="float" office:value="56.1">
                <text:p>56.1</text:p>
              </table:table-cell>
              <table:table-cell office:value-type="float" office:value="9504.8">
                <text:p>9504.8</text:p>
              </table:table-cell>
              <table:table-cell office:value-type="float" office:value="96.9000000000015">
                <text:p>96.90000000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73.7">
                <text:p>877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-non-vectorised</text:p>
              </table:table-cell>
              <table:table-cell office:value-type="float" office:value="22.4">
                <text:p>22.4</text:p>
              </table:table-cell>
              <table:table-cell office:value-type="float" office:value="96.6">
                <text:p>96.6</text:p>
              </table:table-cell>
              <table:table-cell office:value-type="float" office:value="53.3">
                <text:p>53.3</text:p>
              </table:table-cell>
              <table:table-cell office:value-type="float" office:value="715.5">
                <text:p>715.5</text:p>
              </table:table-cell>
              <table:table-cell office:value-type="float" office:value="92.5">
                <text:p>9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-vectorised</text:p>
              </table:table-cell>
              <table:table-cell office:value-type="float" office:value="20.8">
                <text:p>20.8</text:p>
              </table:table-cell>
              <table:table-cell office:value-type="float" office:value="96.6">
                <text:p>96.6</text:p>
              </table:table-cell>
              <table:table-cell office:value-type="float" office:value="55.7">
                <text:p>55.7</text:p>
              </table:table-cell>
              <table:table-cell office:value-type="float" office:value="704.7">
                <text:p>704.7</text:p>
              </table:table-cell>
              <table:table-cell office:value-type="float" office:value="93.1999999999999">
                <text:p>93.1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.1">
                <text:p>84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0-non-vectorised</text:p>
              </table:table-cell>
              <table:table-cell office:value-type="float" office:value="22.8">
                <text:p>22.8</text:p>
              </table:table-cell>
              <table:table-cell office:value-type="float" office:value="101.5">
                <text:p>101.5</text:p>
              </table:table-cell>
              <table:table-cell office:value-type="float" office:value="53.5">
                <text:p>53.5</text:p>
              </table:table-cell>
              <table:table-cell office:value-type="float" office:value="6636.9">
                <text:p>6636.9</text:p>
              </table:table-cell>
              <table:table-cell office:value-type="float" office:value="99.1000000000004">
                <text:p>99.1000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0-vectorised</text:p>
              </table:table-cell>
              <table:table-cell office:value-type="float" office:value="20.7">
                <text:p>20.7</text:p>
              </table:table-cell>
              <table:table-cell office:value-type="float" office:value="99.5">
                <text:p>99.5</text:p>
              </table:table-cell>
              <table:table-cell office:value-type="float" office:value="55.4">
                <text:p>55.4</text:p>
              </table:table-cell>
              <table:table-cell office:value-type="float" office:value="6401">
                <text:p>6401</text:p>
              </table:table-cell>
              <table:table-cell office:value-type="float" office:value="93.7999999999993">
                <text:p>93.7999999999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4.2">
                <text:p>812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20-non-vectorised</text:p>
              </table:table-cell>
              <table:table-cell office:value-type="float" office:value="23">
                <text:p>23</text:p>
              </table:table-cell>
              <table:table-cell office:value-type="float" office:value="103.8">
                <text:p>103.8</text:p>
              </table:table-cell>
              <table:table-cell office:value-type="float" office:value="53.8">
                <text:p>53.8</text:p>
              </table:table-cell>
              <table:table-cell office:value-type="float" office:value="13352.6">
                <text:p>13352.6</text:p>
              </table:table-cell>
              <table:table-cell office:value-type="float" office:value="98.5">
                <text:p>9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20-vectorised</text:p>
              </table:table-cell>
              <table:table-cell office:value-type="float" office:value="21.4">
                <text:p>21.4</text:p>
              </table:table-cell>
              <table:table-cell office:value-type="float" office:value="103.4">
                <text:p>103.4</text:p>
              </table:table-cell>
              <table:table-cell office:value-type="float" office:value="56.3">
                <text:p>56.3</text:p>
              </table:table-cell>
              <table:table-cell office:value-type="float" office:value="13037.1">
                <text:p>13037.1</text:p>
              </table:table-cell>
              <table:table-cell office:value-type="float" office:value="97.8999999999996">
                <text:p>97.8999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37.6">
                <text:p>1613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-non-vectorised</text:p>
              </table:table-cell>
              <table:table-cell office:value-type="float" office:value="22.7">
                <text:p>22.7</text:p>
              </table:table-cell>
              <table:table-cell office:value-type="float" office:value="97.5">
                <text:p>97.5</text:p>
              </table:table-cell>
              <table:table-cell office:value-type="float" office:value="53.3">
                <text:p>53.3</text:p>
              </table:table-cell>
              <table:table-cell office:value-type="float" office:value="1040.1">
                <text:p>1040.1</text:p>
              </table:table-cell>
              <table:table-cell office:value-type="float" office:value="93.9000000000001">
                <text:p>93.9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-vectorised</text:p>
              </table:table-cell>
              <table:table-cell office:value-type="float" office:value="20.6">
                <text:p>20.6</text:p>
              </table:table-cell>
              <table:table-cell office:value-type="float" office:value="95.7">
                <text:p>95.7</text:p>
              </table:table-cell>
              <table:table-cell office:value-type="float" office:value="56">
                <text:p>56</text:p>
              </table:table-cell>
              <table:table-cell office:value-type="float" office:value="1090.7">
                <text:p>1090.7</text:p>
              </table:table-cell>
              <table:table-cell office:value-type="float" office:value="93.8">
                <text:p>9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1.3">
                <text:p>165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0-non-vectorised</text:p>
              </table:table-cell>
              <table:table-cell office:value-type="float" office:value="23">
                <text:p>23</text:p>
              </table:table-cell>
              <table:table-cell office:value-type="float" office:value="103.2">
                <text:p>103.2</text:p>
              </table:table-cell>
              <table:table-cell office:value-type="float" office:value="54.6">
                <text:p>54.6</text:p>
              </table:table-cell>
              <table:table-cell office:value-type="float" office:value="9687.4">
                <text:p>9687.4</text:p>
              </table:table-cell>
              <table:table-cell office:value-type="float" office:value="98.5000000000018">
                <text:p>98.500000000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0-vectorised</text:p>
              </table:table-cell>
              <table:table-cell office:value-type="float" office:value="20.9">
                <text:p>20.9</text:p>
              </table:table-cell>
              <table:table-cell office:value-type="float" office:value="100.1">
                <text:p>100.1</text:p>
              </table:table-cell>
              <table:table-cell office:value-type="float" office:value="55.6">
                <text:p>55.6</text:p>
              </table:table-cell>
              <table:table-cell office:value-type="float" office:value="9717.8">
                <text:p>9717.8</text:p>
              </table:table-cell>
              <table:table-cell office:value-type="float" office:value="95.2000000000007">
                <text:p>95.200000000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73.7">
                <text:p>1677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20-non-vectorised</text:p>
              </table:table-cell>
              <table:table-cell office:value-type="float" office:value="23.4">
                <text:p>23.4</text:p>
              </table:table-cell>
              <table:table-cell office:value-type="float" office:value="104.1">
                <text:p>104.1</text:p>
              </table:table-cell>
              <table:table-cell office:value-type="float" office:value="54">
                <text:p>54</text:p>
              </table:table-cell>
              <table:table-cell office:value-type="float" office:value="18352.5">
                <text:p>18352.5</text:p>
              </table:table-cell>
              <table:table-cell office:value-type="float" office:value="98.4000000000015">
                <text:p>98.40000000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20-vectorised</text:p>
              </table:table-cell>
              <table:table-cell office:value-type="float" office:value="21.4">
                <text:p>21.4</text:p>
              </table:table-cell>
              <table:table-cell office:value-type="float" office:value="103.3">
                <text:p>103.3</text:p>
              </table:table-cell>
              <table:table-cell office:value-type="float" office:value="57.2">
                <text:p>57.2</text:p>
              </table:table-cell>
              <table:table-cell office:value-type="float" office:value="19371.7">
                <text:p>19371.7</text:p>
              </table:table-cell>
              <table:table-cell office:value-type="float" office:value="95.3999999999978">
                <text:p>95.3999999999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68.5">
                <text:p>3386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-non-vectorised</text:p>
              </table:table-cell>
              <table:table-cell office:value-type="float" office:value="22.6">
                <text:p>22.6</text:p>
              </table:table-cell>
              <table:table-cell office:value-type="float" office:value="96.6">
                <text:p>96.6</text:p>
              </table:table-cell>
              <table:table-cell office:value-type="float" office:value="53.4">
                <text:p>53.4</text:p>
              </table:table-cell>
              <table:table-cell office:value-type="float" office:value="2700.7">
                <text:p>2700.7</text:p>
              </table:table-cell>
              <table:table-cell office:value-type="float" office:value="100.5">
                <text:p>10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-vectorised</text:p>
              </table:table-cell>
              <table:table-cell office:value-type="float" office:value="20.8">
                <text:p>20.8</text:p>
              </table:table-cell>
              <table:table-cell office:value-type="float" office:value="96">
                <text:p>96</text:p>
              </table:table-cell>
              <table:table-cell office:value-type="float" office:value="55.5">
                <text:p>55.5</text:p>
              </table:table-cell>
              <table:table-cell office:value-type="float" office:value="2734.5">
                <text:p>2734.5</text:p>
              </table:table-cell>
              <table:table-cell office:value-type="float" office:value="104.1">
                <text:p>10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8.5">
                <text:p>202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0-non-vectorised</text:p>
              </table:table-cell>
              <table:table-cell office:value-type="float" office:value="22.5">
                <text:p>22.5</text:p>
              </table:table-cell>
              <table:table-cell office:value-type="float" office:value="100.6">
                <text:p>100.6</text:p>
              </table:table-cell>
              <table:table-cell office:value-type="float" office:value="53.8">
                <text:p>53.8</text:p>
              </table:table-cell>
              <table:table-cell office:value-type="float" office:value="25437.9">
                <text:p>25437.9</text:p>
              </table:table-cell>
              <table:table-cell office:value-type="float" office:value="103.699999999997">
                <text:p>103.69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0-vectorised</text:p>
              </table:table-cell>
              <table:table-cell office:value-type="float" office:value="20.6">
                <text:p>20.6</text:p>
              </table:table-cell>
              <table:table-cell office:value-type="float" office:value="99.5">
                <text:p>99.5</text:p>
              </table:table-cell>
              <table:table-cell office:value-type="float" office:value="55.7">
                <text:p>55.7</text:p>
              </table:table-cell>
              <table:table-cell office:value-type="float" office:value="26398.7">
                <text:p>26398.7</text:p>
              </table:table-cell>
              <table:table-cell office:value-type="float" office:value="101.200000000001">
                <text:p>101.2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14.4">
                <text:p>1951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20-non-vectorised</text:p>
              </table:table-cell>
              <table:table-cell office:value-type="float" office:value="22.9">
                <text:p>22.9</text:p>
              </table:table-cell>
              <table:table-cell office:value-type="float" office:value="103.8">
                <text:p>103.8</text:p>
              </table:table-cell>
              <table:table-cell office:value-type="float" office:value="53.5">
                <text:p>53.5</text:p>
              </table:table-cell>
              <table:table-cell office:value-type="float" office:value="50318.9">
                <text:p>50318.9</text:p>
              </table:table-cell>
              <table:table-cell office:value-type="float" office:value="107.200000000004">
                <text:p>107.200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20-vectorised</text:p>
              </table:table-cell>
              <table:table-cell office:value-type="float" office:value="21">
                <text:p>21</text:p>
              </table:table-cell>
              <table:table-cell office:value-type="float" office:value="103">
                <text:p>103</text:p>
              </table:table-cell>
              <table:table-cell office:value-type="float" office:value="55.9">
                <text:p>55.9</text:p>
              </table:table-cell>
              <table:table-cell office:value-type="float" office:value="52606.1">
                <text:p>52606.1</text:p>
              </table:table-cell>
              <table:table-cell office:value-type="float" office:value="106.400000000001">
                <text:p>106.4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77.1">
                <text:p>4107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-non-vectorised</text:p>
              </table:table-cell>
              <table:table-cell office:value-type="float" office:value="23.2">
                <text:p>23.2</text:p>
              </table:table-cell>
              <table:table-cell office:value-type="float" office:value="96.3">
                <text:p>96.3</text:p>
              </table:table-cell>
              <table:table-cell office:value-type="float" office:value="61.2">
                <text:p>61.2</text:p>
              </table:table-cell>
              <table:table-cell office:value-type="float" office:value="2234">
                <text:p>2234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-vectorised</text:p>
              </table:table-cell>
              <table:table-cell office:value-type="float" office:value="21.4">
                <text:p>21.4</text:p>
              </table:table-cell>
              <table:table-cell office:value-type="float" office:value="97.2">
                <text:p>97.2</text:p>
              </table:table-cell>
              <table:table-cell office:value-type="float" office:value="64.1">
                <text:p>64.1</text:p>
              </table:table-cell>
              <table:table-cell office:value-type="float" office:value="1864.8">
                <text:p>1864.8</text:p>
              </table:table-cell>
              <table:table-cell office:value-type="float" office:value="117.8">
                <text:p>1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.8">
                <text:p>68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0-non-vectorised</text:p>
              </table:table-cell>
              <table:table-cell office:value-type="float" office:value="23.1">
                <text:p>23.1</text:p>
              </table:table-cell>
              <table:table-cell office:value-type="float" office:value="98.7">
                <text:p>98.7</text:p>
              </table:table-cell>
              <table:table-cell office:value-type="float" office:value="61.3">
                <text:p>61.3</text:p>
              </table:table-cell>
              <table:table-cell office:value-type="float" office:value="26143.6">
                <text:p>26143.6</text:p>
              </table:table-cell>
              <table:table-cell office:value-type="float" office:value="186.100000000002">
                <text:p>186.100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0-vectorised</text:p>
              </table:table-cell>
              <table:table-cell office:value-type="float" office:value="21.4">
                <text:p>21.4</text:p>
              </table:table-cell>
              <table:table-cell office:value-type="float" office:value="99.3">
                <text:p>99.3</text:p>
              </table:table-cell>
              <table:table-cell office:value-type="float" office:value="64.8">
                <text:p>64.8</text:p>
              </table:table-cell>
              <table:table-cell office:value-type="float" office:value="23091">
                <text:p>23091</text:p>
              </table:table-cell>
              <table:table-cell office:value-type="float" office:value="162.400000000001">
                <text:p>162.4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09.7">
                <text:p>860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-non-vectorised</text:p>
              </table:table-cell>
              <table:table-cell office:value-type="float" office:value="32">
                <text:p>32</text:p>
              </table:table-cell>
              <table:table-cell office:value-type="float" office:value="97">
                <text:p>97</text:p>
              </table:table-cell>
              <table:table-cell office:value-type="float" office:value="59.2">
                <text:p>59.2</text:p>
              </table:table-cell>
              <table:table-cell office:value-type="float" office:value="254">
                <text:p>254</text:p>
              </table:table-cell>
              <table:table-cell office:value-type="float" office:value="100.2">
                <text:p>10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-vectorised</text:p>
              </table:table-cell>
              <table:table-cell office:value-type="float" office:value="30.9">
                <text:p>30.9</text:p>
              </table:table-cell>
              <table:table-cell office:value-type="float" office:value="98">
                <text:p>98</text:p>
              </table:table-cell>
              <table:table-cell office:value-type="float" office:value="66.3">
                <text:p>66.3</text:p>
              </table:table-cell>
              <table:table-cell office:value-type="float" office:value="369.5">
                <text:p>369.5</text:p>
              </table:table-cell>
              <table:table-cell office:value-type="float" office:value="95.8">
                <text:p>9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7">
                <text:p>391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pch_q1-SF-10-non-vectorised</text:p>
              </table:table-cell>
              <table:table-cell office:value-type="float" office:value="32.8">
                <text:p>32.8</text:p>
              </table:table-cell>
              <table:table-cell office:value-type="float" office:value="98.4">
                <text:p>98.4</text:p>
              </table:table-cell>
              <table:table-cell office:value-type="float" office:value="59.4">
                <text:p>59.4</text:p>
              </table:table-cell>
              <table:table-cell office:value-type="float" office:value="2057">
                <text:p>2057</text:p>
              </table:table-cell>
              <table:table-cell office:value-type="float" office:value="97.4000000000001">
                <text:p>97.4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0-vectorised</text:p>
              </table:table-cell>
              <table:table-cell office:value-type="float" office:value="31">
                <text:p>31</text:p>
              </table:table-cell>
              <table:table-cell office:value-type="float" office:value="99.3">
                <text:p>99.3</text:p>
              </table:table-cell>
              <table:table-cell office:value-type="float" office:value="66.6">
                <text:p>66.6</text:p>
              </table:table-cell>
              <table:table-cell office:value-type="float" office:value="2881.5">
                <text:p>2881.5</text:p>
              </table:table-cell>
              <table:table-cell office:value-type="float" office:value="99.5">
                <text:p>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2.4">
                <text:p>3832.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tpch_q3-SF-1-non-vectorised</text:p>
              </table:table-cell>
              <table:table-cell office:value-type="float" office:value="34.4">
                <text:p>34.4</text:p>
              </table:table-cell>
              <table:table-cell office:value-type="float" office:value="102.7">
                <text:p>102.7</text:p>
              </table:table-cell>
              <table:table-cell office:value-type="float" office:value="73.3">
                <text:p>73.3</text:p>
              </table:table-cell>
              <table:table-cell office:value-type="float" office:value="213.1">
                <text:p>213.1</text:p>
              </table:table-cell>
              <table:table-cell office:value-type="float" office:value="92.5">
                <text:p>9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-vectorised</text:p>
              </table:table-cell>
              <table:table-cell office:value-type="float" office:value="32.4">
                <text:p>32.4</text:p>
              </table:table-cell>
              <table:table-cell office:value-type="float" office:value="101.9">
                <text:p>101.9</text:p>
              </table:table-cell>
              <table:table-cell office:value-type="float" office:value="80">
                <text:p>80</text:p>
              </table:table-cell>
              <table:table-cell office:value-type="float" office:value="267.5">
                <text:p>267.5</text:p>
              </table:table-cell>
              <table:table-cell office:value-type="float" office:value="97.7">
                <text:p>9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3">
                <text:p>132.3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tpch_q3-SF-10-non-vectorised</text:p>
              </table:table-cell>
              <table:table-cell office:value-type="float" office:value="32.6">
                <text:p>32.6</text:p>
              </table:table-cell>
              <table:table-cell office:value-type="float" office:value="104.7">
                <text:p>104.7</text:p>
              </table:table-cell>
              <table:table-cell office:value-type="float" office:value="73.7">
                <text:p>73.7</text:p>
              </table:table-cell>
              <table:table-cell office:value-type="float" office:value="1972.1">
                <text:p>1972.1</text:p>
              </table:table-cell>
              <table:table-cell office:value-type="float" office:value="97.9000000000001">
                <text:p>97.9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0-vectorised</text:p>
              </table:table-cell>
              <table:table-cell office:value-type="float" office:value="32.7">
                <text:p>32.7</text:p>
              </table:table-cell>
              <table:table-cell office:value-type="float" office:value="103.9">
                <text:p>103.9</text:p>
              </table:table-cell>
              <table:table-cell office:value-type="float" office:value="80.6">
                <text:p>80.6</text:p>
              </table:table-cell>
              <table:table-cell office:value-type="float" office:value="1996.3">
                <text:p>1996.3</text:p>
              </table:table-cell>
              <table:table-cell office:value-type="float" office:value="98.5999999999999">
                <text:p>98.5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8.1">
                <text:p>1338.1</text:p>
              </table:table-cell>
              <table:table-cell office:value-type="float" office:value="678.8">
                <text:p>678.8</text:p>
              </table:table-cell>
            </table:table-row>
            <table:table-row>
              <table:table-cell office:value-type="string">
                <text:p>tpch_q6-SF-1-non-vectorised</text:p>
              </table:table-cell>
              <table:table-cell office:value-type="float" office:value="32.4">
                <text:p>32.4</text:p>
              </table:table-cell>
              <table:table-cell office:value-type="float" office:value="94.5">
                <text:p>94.5</text:p>
              </table:table-cell>
              <table:table-cell office:value-type="float" office:value="42">
                <text:p>42</text:p>
              </table:table-cell>
              <table:table-cell office:value-type="float" office:value="75.2">
                <text:p>75.2</text:p>
              </table:table-cell>
              <table:table-cell office:value-type="float" office:value="116.8">
                <text:p>11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-vectorised</text:p>
              </table:table-cell>
              <table:table-cell office:value-type="float" office:value="30.5">
                <text:p>30.5</text:p>
              </table:table-cell>
              <table:table-cell office:value-type="float" office:value="93">
                <text:p>93</text:p>
              </table:table-cell>
              <table:table-cell office:value-type="float" office:value="44.2">
                <text:p>44.2</text:p>
              </table:table-cell>
              <table:table-cell office:value-type="float" office:value="83.5">
                <text:p>83.5</text:p>
              </table:table-cell>
              <table:table-cell office:value-type="float" office:value="103.4">
                <text:p>10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tpch_q6-SF-10-non-vectorised</text:p>
              </table:table-cell>
              <table:table-cell office:value-type="float" office:value="30.6">
                <text:p>30.6</text:p>
              </table:table-cell>
              <table:table-cell office:value-type="float" office:value="96.4">
                <text:p>96.4</text:p>
              </table:table-cell>
              <table:table-cell office:value-type="float" office:value="42.2">
                <text:p>42.2</text:p>
              </table:table-cell>
              <table:table-cell office:value-type="float" office:value="359.3">
                <text:p>359.3</text:p>
              </table:table-cell>
              <table:table-cell office:value-type="float" office:value="131.7">
                <text:p>13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0-vectorised</text:p>
              </table:table-cell>
              <table:table-cell office:value-type="float" office:value="30.5">
                <text:p>30.5</text:p>
              </table:table-cell>
              <table:table-cell office:value-type="float" office:value="94.6">
                <text:p>94.6</text:p>
              </table:table-cell>
              <table:table-cell office:value-type="float" office:value="44.2">
                <text:p>44.2</text:p>
              </table:table-cell>
              <table:table-cell office:value-type="float" office:value="356.4">
                <text:p>356.4</text:p>
              </table:table-cell>
              <table:table-cell office:value-type="float" office:value="121.3">
                <text:p>12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.3">
                <text:p>182.3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tpch_q10-SF-1-non-vectorised</text:p>
              </table:table-cell>
              <table:table-cell office:value-type="float" office:value="34.6">
                <text:p>34.6</text:p>
              </table:table-cell>
              <table:table-cell office:value-type="float" office:value="105.2">
                <text:p>105.2</text:p>
              </table:table-cell>
              <table:table-cell office:value-type="float" office:value="92.9">
                <text:p>92.9</text:p>
              </table:table-cell>
              <table:table-cell office:value-type="float" office:value="535">
                <text:p>535</text:p>
              </table:table-cell>
              <table:table-cell office:value-type="float" office:value="101.7">
                <text:p>10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-vectorised</text:p>
              </table:table-cell>
              <table:table-cell office:value-type="float" office:value="33.2">
                <text:p>33.2</text:p>
              </table:table-cell>
              <table:table-cell office:value-type="float" office:value="105.7">
                <text:p>105.7</text:p>
              </table:table-cell>
              <table:table-cell office:value-type="float" office:value="103.3">
                <text:p>103.3</text:p>
              </table:table-cell>
              <table:table-cell office:value-type="float" office:value="542.4">
                <text:p>542.4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5">
                <text:p>166.5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tpch_q10-SF-10-non-vectorised</text:p>
              </table:table-cell>
              <table:table-cell office:value-type="float" office:value="33.1">
                <text:p>33.1</text:p>
              </table:table-cell>
              <table:table-cell office:value-type="float" office:value="107.6">
                <text:p>107.6</text:p>
              </table:table-cell>
              <table:table-cell office:value-type="float" office:value="94">
                <text:p>94</text:p>
              </table:table-cell>
              <table:table-cell office:value-type="float" office:value="5688.1">
                <text:p>5688.1</text:p>
              </table:table-cell>
              <table:table-cell office:value-type="float" office:value="184.8">
                <text:p>18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0-vectorised</text:p>
              </table:table-cell>
              <table:table-cell office:value-type="float" office:value="33.4">
                <text:p>33.4</text:p>
              </table:table-cell>
              <table:table-cell office:value-type="float" office:value="107">
                <text:p>107</text:p>
              </table:table-cell>
              <table:table-cell office:value-type="float" office:value="104.1">
                <text:p>104.1</text:p>
              </table:table-cell>
              <table:table-cell office:value-type="float" office:value="5089.1">
                <text:p>5089.1</text:p>
              </table:table-cell>
              <table:table-cell office:value-type="float" office:value="136.599999999999">
                <text:p>136.5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7.2">
                <text:p>1807.2</text:p>
              </table:table-cell>
              <table:table-cell office:value-type="float" office:value="392">
                <text:p>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3.828cm" svg:height="22.773cm" xlink:href=".." xlink:type="simple" chart:class="chart:bar" chart:style-name="ch1">
        <chart:title svg:x="16.261cm" svg:y="0.591cm" chart:style-name="ch2">
          <text:p>Comparison of AethraDB Running-Time against DuckDB</text:p>
        </chart:title>
        <chart:legend chart:legend-position="top" svg:x="10.335cm" svg:y="1.555cm" style:legend-expansion="wide" chart:style-name="ch3"/>
        <chart:plot-area chart:style-name="ch4" table:cell-range-address="main_method_benchmark_XPS_more_rows.G80:main_method_benchmark_XPS_more_rows.N103 main_method_benchmark_XPS_more_rows.H1:main_method_benchmark_XPS_more_rows.N1" chart:data-source-has-labels="both" svg:x="1.887cm" svg:y="2.608cm" svg:width="41.065cm" svg:height="18.729cm">
          <chart:coordinate-region svg:x="3.17cm" svg:y="2.807cm" svg:width="39.782cm" svg:height="16.109cm"/>
          <chart:axis chart:dimension="x" chart:name="primary-x" chart:style-name="ch5" chartooo:axis-type="auto">
            <chartooo:date-scale/>
            <chart:title svg:x="20.88cm" svg:y="21.792cm" chart:style-name="ch6">
              <text:p>Benchmark Identifier</text:p>
            </chart:title>
            <chart:categories table:cell-range-address="main_method_benchmark_XPS_more_rows.G80:main_method_benchmark_XPS_more_rows.G103"/>
          </chart:axis>
          <chart:axis chart:dimension="y" chart:name="primary-y" chart:style-name="ch7">
            <chart:title svg:x="0.451cm" svg:y="13.418cm" chart:style-name="ch8">
              <text:p>Running-Time (ms)</text:p>
            </chart:title>
            <chart:grid chart:style-name="ch9" chart:class="major"/>
          </chart:axis>
          <chart:series chart:style-name="ch10" chart:values-cell-range-address="main_method_benchmark_XPS_more_rows.H80:main_method_benchmark_XPS_more_rows.H103" chart:label-cell-address="main_method_benchmark_XPS_more_rows.H1:main_method_benchmark_XPS_more_rows.H1" chart:class="chart:bar">
            <chart:data-point chart:repeated="24"/>
          </chart:series>
          <chart:series chart:style-name="ch11" chart:values-cell-range-address="main_method_benchmark_XPS_more_rows.I80:main_method_benchmark_XPS_more_rows.I103" chart:label-cell-address="main_method_benchmark_XPS_more_rows.I1:main_method_benchmark_XPS_more_rows.I1" chart:class="chart:bar">
            <chart:data-point chart:repeated="24"/>
          </chart:series>
          <chart:series chart:style-name="ch12" chart:values-cell-range-address="main_method_benchmark_XPS_more_rows.J80:main_method_benchmark_XPS_more_rows.J103" chart:label-cell-address="main_method_benchmark_XPS_more_rows.J1:main_method_benchmark_XPS_more_rows.J1" chart:class="chart:bar">
            <chart:data-point chart:repeated="24"/>
          </chart:series>
          <chart:series chart:style-name="ch13" chart:values-cell-range-address="main_method_benchmark_XPS_more_rows.K80:main_method_benchmark_XPS_more_rows.K103" chart:label-cell-address="main_method_benchmark_XPS_more_rows.K1:main_method_benchmark_XPS_more_rows.K1" chart:class="chart:bar">
            <chart:data-point chart:repeated="24"/>
          </chart:series>
          <chart:series chart:style-name="ch14" chart:values-cell-range-address="main_method_benchmark_XPS_more_rows.L80:main_method_benchmark_XPS_more_rows.L103" chart:label-cell-address="main_method_benchmark_XPS_more_rows.L1:main_method_benchmark_XPS_more_rows.L1" chart:class="chart:bar">
            <chart:data-point chart:repeated="24"/>
          </chart:series>
          <chart:series chart:style-name="ch15" chart:values-cell-range-address="main_method_benchmark_XPS_more_rows.M80:main_method_benchmark_XPS_more_rows.M103" chart:label-cell-address="main_method_benchmark_XPS_more_rows.M1:main_method_benchmark_XPS_more_rows.M1" chart:class="chart:bar">
            <chart:data-point chart:repeated="24"/>
          </chart:series>
          <chart:series chart:style-name="ch16" chart:values-cell-range-address="main_method_benchmark_XPS_more_rows.N80:main_method_benchmark_XPS_more_rows.N103" chart:label-cell-address="main_method_benchmark_XPS_more_rows.N1:main_method_benchmark_XPS_more_rows.N1" chart:class="chart:bar"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XPS_more_rows.H1:main_method_benchmark_XPS_more_rows.H1</svg:desc>
                </draw:g>
              </table:table-cell>
              <table:table-cell office:value-type="string">
                <text:p>Codegen-Time</text:p>
                <draw:g>
                  <svg:desc>main_method_benchmark_XPS_more_rows.I1:main_method_benchmark_XPS_more_rows.I1</svg:desc>
                </draw:g>
              </table:table-cell>
              <table:table-cell office:value-type="string">
                <text:p>Compilation-Time</text:p>
                <draw:g>
                  <svg:desc>main_method_benchmark_XPS_more_rows.J1:main_method_benchmark_XPS_more_rows.J1</svg:desc>
                </draw:g>
              </table:table-cell>
              <table:table-cell office:value-type="string">
                <text:p>Execution-Time</text:p>
                <draw:g>
                  <svg:desc>main_method_benchmark_XPS_more_rows.K1:main_method_benchmark_XPS_more_rows.K1</svg:desc>
                </draw:g>
              </table:table-cell>
              <table:table-cell office:value-type="string">
                <text:p>Remaining Overhead</text:p>
                <draw:g>
                  <svg:desc>main_method_benchmark_XPS_more_rows.L1:main_method_benchmark_XPS_more_rows.L1</svg:desc>
                </draw:g>
              </table:table-cell>
              <table:table-cell office:value-type="string">
                <text:p>DuckDB Execution Time</text:p>
                <draw:g>
                  <svg:desc>main_method_benchmark_XPS_more_rows.M1:main_method_benchmark_XPS_more_rows.M1</svg:desc>
                </draw:g>
              </table:table-cell>
              <table:table-cell office:value-type="string">
                <text:p>DuckDB Overhead</text:p>
                <draw:g>
                  <svg:desc>main_method_benchmark_XPS_more_rows.N1:main_method_benchmark_XPS_more_rows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pch_q1-SF-1-non-vectorised</text:p>
                <draw:g>
                  <svg:desc>main_method_benchmark_XPS_more_rows.G80:main_method_benchmark_XPS_more_rows.G103</svg:desc>
                </draw:g>
              </table:table-cell>
              <table:table-cell office:value-type="float" office:value="32">
                <text:p>32</text:p>
                <draw:g>
                  <svg:desc>main_method_benchmark_XPS_more_rows.H80:main_method_benchmark_XPS_more_rows.H103</svg:desc>
                </draw:g>
              </table:table-cell>
              <table:table-cell office:value-type="float" office:value="97">
                <text:p>97</text:p>
                <draw:g>
                  <svg:desc>main_method_benchmark_XPS_more_rows.I80:main_method_benchmark_XPS_more_rows.I103</svg:desc>
                </draw:g>
              </table:table-cell>
              <table:table-cell office:value-type="float" office:value="59.2">
                <text:p>59.2</text:p>
                <draw:g>
                  <svg:desc>main_method_benchmark_XPS_more_rows.J80:main_method_benchmark_XPS_more_rows.J103</svg:desc>
                </draw:g>
              </table:table-cell>
              <table:table-cell office:value-type="float" office:value="254">
                <text:p>254</text:p>
                <draw:g>
                  <svg:desc>main_method_benchmark_XPS_more_rows.K80:main_method_benchmark_XPS_more_rows.K103</svg:desc>
                </draw:g>
              </table:table-cell>
              <table:table-cell office:value-type="float" office:value="100.2">
                <text:p>100.2</text:p>
                <draw:g>
                  <svg:desc>main_method_benchmark_XPS_more_rows.L80:main_method_benchmark_XPS_more_rows.L103</svg:desc>
                </draw:g>
              </table:table-cell>
              <table:table-cell office:value-type="float" office:value="NaN">
                <text:p>NaN</text:p>
                <draw:g>
                  <svg:desc>main_method_benchmark_XPS_more_rows.M80:main_method_benchmark_XPS_more_rows.M103</svg:desc>
                </draw:g>
              </table:table-cell>
              <table:table-cell office:value-type="float" office:value="NaN">
                <text:p>NaN</text:p>
                <draw:g>
                  <svg:desc>main_method_benchmark_XPS_more_rows.N80:main_method_benchmark_XPS_more_rows.N103</svg:desc>
                </draw:g>
              </table:table-cell>
            </table:table-row>
            <table:table-row>
              <table:table-cell office:value-type="string">
                <text:p>tpch_q1-SF-1-vectorised</text:p>
              </table:table-cell>
              <table:table-cell office:value-type="float" office:value="30.9">
                <text:p>30.9</text:p>
              </table:table-cell>
              <table:table-cell office:value-type="float" office:value="98">
                <text:p>98</text:p>
              </table:table-cell>
              <table:table-cell office:value-type="float" office:value="66.3">
                <text:p>66.3</text:p>
              </table:table-cell>
              <table:table-cell office:value-type="float" office:value="369.5">
                <text:p>369.5</text:p>
              </table:table-cell>
              <table:table-cell office:value-type="float" office:value="95.8">
                <text:p>9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7">
                <text:p>391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pch_q1-SF-10-non-vectorised</text:p>
              </table:table-cell>
              <table:table-cell office:value-type="float" office:value="32.8">
                <text:p>32.8</text:p>
              </table:table-cell>
              <table:table-cell office:value-type="float" office:value="98.4">
                <text:p>98.4</text:p>
              </table:table-cell>
              <table:table-cell office:value-type="float" office:value="59.4">
                <text:p>59.4</text:p>
              </table:table-cell>
              <table:table-cell office:value-type="float" office:value="2057">
                <text:p>2057</text:p>
              </table:table-cell>
              <table:table-cell office:value-type="float" office:value="97.4000000000001">
                <text:p>97.4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0-vectorised</text:p>
              </table:table-cell>
              <table:table-cell office:value-type="float" office:value="31">
                <text:p>31</text:p>
              </table:table-cell>
              <table:table-cell office:value-type="float" office:value="99.3">
                <text:p>99.3</text:p>
              </table:table-cell>
              <table:table-cell office:value-type="float" office:value="66.6">
                <text:p>66.6</text:p>
              </table:table-cell>
              <table:table-cell office:value-type="float" office:value="2881.5">
                <text:p>2881.5</text:p>
              </table:table-cell>
              <table:table-cell office:value-type="float" office:value="99.5">
                <text:p>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2.4">
                <text:p>3832.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tpch_q3-SF-1-non-vectorised</text:p>
              </table:table-cell>
              <table:table-cell office:value-type="float" office:value="34.4">
                <text:p>34.4</text:p>
              </table:table-cell>
              <table:table-cell office:value-type="float" office:value="102.7">
                <text:p>102.7</text:p>
              </table:table-cell>
              <table:table-cell office:value-type="float" office:value="73.3">
                <text:p>73.3</text:p>
              </table:table-cell>
              <table:table-cell office:value-type="float" office:value="213.1">
                <text:p>213.1</text:p>
              </table:table-cell>
              <table:table-cell office:value-type="float" office:value="92.5">
                <text:p>9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-vectorised</text:p>
              </table:table-cell>
              <table:table-cell office:value-type="float" office:value="32.4">
                <text:p>32.4</text:p>
              </table:table-cell>
              <table:table-cell office:value-type="float" office:value="101.9">
                <text:p>101.9</text:p>
              </table:table-cell>
              <table:table-cell office:value-type="float" office:value="80">
                <text:p>80</text:p>
              </table:table-cell>
              <table:table-cell office:value-type="float" office:value="267.5">
                <text:p>267.5</text:p>
              </table:table-cell>
              <table:table-cell office:value-type="float" office:value="97.7">
                <text:p>9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3">
                <text:p>132.3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tpch_q3-SF-10-non-vectorised</text:p>
              </table:table-cell>
              <table:table-cell office:value-type="float" office:value="32.6">
                <text:p>32.6</text:p>
              </table:table-cell>
              <table:table-cell office:value-type="float" office:value="104.7">
                <text:p>104.7</text:p>
              </table:table-cell>
              <table:table-cell office:value-type="float" office:value="73.7">
                <text:p>73.7</text:p>
              </table:table-cell>
              <table:table-cell office:value-type="float" office:value="1972.1">
                <text:p>1972.1</text:p>
              </table:table-cell>
              <table:table-cell office:value-type="float" office:value="97.9000000000001">
                <text:p>97.9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0-vectorised</text:p>
              </table:table-cell>
              <table:table-cell office:value-type="float" office:value="32.7">
                <text:p>32.7</text:p>
              </table:table-cell>
              <table:table-cell office:value-type="float" office:value="103.9">
                <text:p>103.9</text:p>
              </table:table-cell>
              <table:table-cell office:value-type="float" office:value="80.6">
                <text:p>80.6</text:p>
              </table:table-cell>
              <table:table-cell office:value-type="float" office:value="1996.3">
                <text:p>1996.3</text:p>
              </table:table-cell>
              <table:table-cell office:value-type="float" office:value="98.5999999999999">
                <text:p>98.5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8.1">
                <text:p>1338.1</text:p>
              </table:table-cell>
              <table:table-cell office:value-type="float" office:value="678.8">
                <text:p>678.8</text:p>
              </table:table-cell>
            </table:table-row>
            <table:table-row>
              <table:table-cell office:value-type="string">
                <text:p>tpch_q6-SF-1-non-vectorised</text:p>
              </table:table-cell>
              <table:table-cell office:value-type="float" office:value="32.4">
                <text:p>32.4</text:p>
              </table:table-cell>
              <table:table-cell office:value-type="float" office:value="94.5">
                <text:p>94.5</text:p>
              </table:table-cell>
              <table:table-cell office:value-type="float" office:value="42">
                <text:p>42</text:p>
              </table:table-cell>
              <table:table-cell office:value-type="float" office:value="75.2">
                <text:p>75.2</text:p>
              </table:table-cell>
              <table:table-cell office:value-type="float" office:value="116.8">
                <text:p>11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-vectorised</text:p>
              </table:table-cell>
              <table:table-cell office:value-type="float" office:value="30.5">
                <text:p>30.5</text:p>
              </table:table-cell>
              <table:table-cell office:value-type="float" office:value="93">
                <text:p>93</text:p>
              </table:table-cell>
              <table:table-cell office:value-type="float" office:value="44.2">
                <text:p>44.2</text:p>
              </table:table-cell>
              <table:table-cell office:value-type="float" office:value="83.5">
                <text:p>83.5</text:p>
              </table:table-cell>
              <table:table-cell office:value-type="float" office:value="103.4">
                <text:p>10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tpch_q6-SF-10-non-vectorised</text:p>
              </table:table-cell>
              <table:table-cell office:value-type="float" office:value="30.6">
                <text:p>30.6</text:p>
              </table:table-cell>
              <table:table-cell office:value-type="float" office:value="96.4">
                <text:p>96.4</text:p>
              </table:table-cell>
              <table:table-cell office:value-type="float" office:value="42.2">
                <text:p>42.2</text:p>
              </table:table-cell>
              <table:table-cell office:value-type="float" office:value="359.3">
                <text:p>359.3</text:p>
              </table:table-cell>
              <table:table-cell office:value-type="float" office:value="131.7">
                <text:p>13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0-vectorised</text:p>
              </table:table-cell>
              <table:table-cell office:value-type="float" office:value="30.5">
                <text:p>30.5</text:p>
              </table:table-cell>
              <table:table-cell office:value-type="float" office:value="94.6">
                <text:p>94.6</text:p>
              </table:table-cell>
              <table:table-cell office:value-type="float" office:value="44.2">
                <text:p>44.2</text:p>
              </table:table-cell>
              <table:table-cell office:value-type="float" office:value="356.4">
                <text:p>356.4</text:p>
              </table:table-cell>
              <table:table-cell office:value-type="float" office:value="121.3">
                <text:p>12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.3">
                <text:p>182.3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tpch_q10-SF-1-non-vectorised</text:p>
              </table:table-cell>
              <table:table-cell office:value-type="float" office:value="34.6">
                <text:p>34.6</text:p>
              </table:table-cell>
              <table:table-cell office:value-type="float" office:value="105.2">
                <text:p>105.2</text:p>
              </table:table-cell>
              <table:table-cell office:value-type="float" office:value="92.9">
                <text:p>92.9</text:p>
              </table:table-cell>
              <table:table-cell office:value-type="float" office:value="535">
                <text:p>535</text:p>
              </table:table-cell>
              <table:table-cell office:value-type="float" office:value="101.7">
                <text:p>10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-vectorised</text:p>
              </table:table-cell>
              <table:table-cell office:value-type="float" office:value="33.2">
                <text:p>33.2</text:p>
              </table:table-cell>
              <table:table-cell office:value-type="float" office:value="105.7">
                <text:p>105.7</text:p>
              </table:table-cell>
              <table:table-cell office:value-type="float" office:value="103.3">
                <text:p>103.3</text:p>
              </table:table-cell>
              <table:table-cell office:value-type="float" office:value="542.4">
                <text:p>542.4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5">
                <text:p>166.5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tpch_q10-SF-10-non-vectorised</text:p>
              </table:table-cell>
              <table:table-cell office:value-type="float" office:value="33.1">
                <text:p>33.1</text:p>
              </table:table-cell>
              <table:table-cell office:value-type="float" office:value="107.6">
                <text:p>107.6</text:p>
              </table:table-cell>
              <table:table-cell office:value-type="float" office:value="94">
                <text:p>94</text:p>
              </table:table-cell>
              <table:table-cell office:value-type="float" office:value="5688.1">
                <text:p>5688.1</text:p>
              </table:table-cell>
              <table:table-cell office:value-type="float" office:value="184.8">
                <text:p>18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0-vectorised</text:p>
              </table:table-cell>
              <table:table-cell office:value-type="float" office:value="33.4">
                <text:p>33.4</text:p>
              </table:table-cell>
              <table:table-cell office:value-type="float" office:value="107">
                <text:p>107</text:p>
              </table:table-cell>
              <table:table-cell office:value-type="float" office:value="104.1">
                <text:p>104.1</text:p>
              </table:table-cell>
              <table:table-cell office:value-type="float" office:value="5089.1">
                <text:p>5089.1</text:p>
              </table:table-cell>
              <table:table-cell office:value-type="float" office:value="136.599999999999">
                <text:p>136.5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7.2">
                <text:p>1807.2</text:p>
              </table:table-cell>
              <table:table-cell office:value-type="float" office:value="392">
                <text:p>3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